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60000001EC7A902C5CA08218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DejaVu Sans3" svg:font-family="'DejaVu Sans'" style:font-adornments="Normal" style:font-family-generic="swis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charset="x-symbol"/>
    <style:font-face style:name="WenQuanYi Zen Hei" svg:font-family="'WenQuanYi Zen Hei'" style:font-family-generic="system" style:font-pitch="variable"/>
  </office:font-face-decls>
  <office:automatic-styles>
    <style:style style:name="Tableau1" style:family="table">
      <style:table-properties style:width="18.72cm" fo:margin-left="-0.309cm" table:align="left"/>
    </style:style>
    <style:style style:name="Tableau1.A" style:family="table-column">
      <style:table-column-properties style:column-width="9.79cm"/>
    </style:style>
    <style:style style:name="Tableau1.B" style:family="table-column">
      <style:table-column-properties style:column-width="8.93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8.72cm" fo:margin-left="-0.309cm" table:align="left"/>
    </style:style>
    <style:style style:name="Tableau2.A" style:family="table-column">
      <style:table-column-properties style:column-width="9.79cm"/>
    </style:style>
    <style:style style:name="Tableau2.B" style:family="table-column">
      <style:table-column-properties style:column-width="8.93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8.72cm" fo:margin-left="-0.309cm" table:align="left"/>
    </style:style>
    <style:style style:name="Tableau3.A" style:family="table-column">
      <style:table-column-properties style:column-width="9.79cm"/>
    </style:style>
    <style:style style:name="Tableau3.B" style:family="table-column">
      <style:table-column-properties style:column-width="8.931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4" style:family="table">
      <style:table-properties style:width="17.992cm" table:align="left"/>
    </style:style>
    <style:style style:name="Tableau4.A" style:family="table-column">
      <style:table-column-properties style:column-width="10.425cm"/>
    </style:style>
    <style:style style:name="Tableau4.B" style:family="table-column">
      <style:table-column-properties style:column-width="7.56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5" style:family="table">
      <style:table-properties style:width="17.992cm" table:align="left"/>
    </style:style>
    <style:style style:name="Tableau5.A" style:family="table-column">
      <style:table-column-properties style:column-width="10.425cm"/>
    </style:style>
    <style:style style:name="Tableau5.B" style:family="table-column">
      <style:table-column-properties style:column-width="7.567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6" style:family="table">
      <style:table-properties style:width="17.992cm" table:align="left"/>
    </style:style>
    <style:style style:name="Tableau6.A" style:family="table-column">
      <style:table-column-properties style:column-width="10.425cm"/>
    </style:style>
    <style:style style:name="Tableau6.B" style:family="table-column">
      <style:table-column-properties style:column-width="7.567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7" style:family="table">
      <style:table-properties style:width="20.593cm" fo:margin-left="-1.323cm" fo:break-before="auto" fo:break-after="auto" table:align="left"/>
    </style:style>
    <style:style style:name="Tableau7.A" style:family="table-column">
      <style:table-column-properties style:column-width="1.508cm"/>
    </style:style>
    <style:style style:name="Tableau7.B" style:family="table-column">
      <style:table-column-properties style:column-width="11.192cm"/>
    </style:style>
    <style:style style:name="Tableau7.C" style:family="table-column">
      <style:table-column-properties style:column-width="4.99cm"/>
    </style:style>
    <style:style style:name="Tableau7.D" style:family="table-column">
      <style:table-column-properties style:column-width="2.903cm"/>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20.705cm" fo:margin-left="-1.344cm" fo:break-before="auto" fo:break-after="auto" table:align="left"/>
    </style:style>
    <style:style style:name="Tableau8.A" style:family="table-column">
      <style:table-column-properties style:column-width="1.588cm"/>
    </style:style>
    <style:style style:name="Tableau8.B" style:family="table-column">
      <style:table-column-properties style:column-width="11.113cm"/>
    </style:style>
    <style:style style:name="Tableau8.C" style:family="table-column">
      <style:table-column-properties style:column-width="8.005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data-style-name="N10107">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center" style:justify-single-word="false" fo:text-indent="0cm" style:auto-text-indent="false"/>
      <style:text-properties fo:font-size="10pt" style:font-size-asian="10pt" style:font-size-complex="10pt"/>
    </style:style>
    <style:style style:name="P2" style:family="paragraph" style:parent-style-name="Table_20_Contents">
      <style:paragraph-properties fo:text-align="end" style:justify-single-word="false" text:number-lines="false" text:line-number="0"/>
      <style:text-properties officeooo:paragraph-rsid="0042bac1"/>
    </style:style>
    <style:style style:name="P3" style:family="paragraph" style:parent-style-name="Table_20_Contents">
      <style:paragraph-properties fo:text-align="justify" style:justify-single-word="false" text:number-lines="false" text:line-number="0"/>
      <style:text-properties officeooo:paragraph-rsid="0042bac1"/>
    </style:style>
    <style:style style:name="P4" style:family="paragraph" style:parent-style-name="Table_20_Contents">
      <style:paragraph-properties fo:text-align="justify" style:justify-single-word="false" text:number-lines="false" text:line-number="0"/>
      <style:text-properties style:font-name="DejaVu Sans" officeooo:rsid="003792ff" officeooo:paragraph-rsid="002e0e88"/>
    </style:style>
    <style:style style:name="P5" style:family="paragraph" style:parent-style-name="Standard">
      <style:text-properties style:font-name="DejaVu Sans" fo:font-size="12pt" style:font-size-asian="12pt" style:font-size-complex="12pt"/>
    </style:style>
    <style:style style:name="P6" style:family="paragraph" style:parent-style-name="Standard">
      <loext:graphic-properties draw:fill="none"/>
      <style:paragraph-properties fo:margin-left="2.6cm" fo:margin-right="0cm" fo:text-align="justify" style:justify-single-word="false" fo:orphans="2" fo:widows="2" fo:text-indent="-0.6cm" style:auto-text-indent="false" fo:background-color="transparent"/>
      <style:text-properties style:font-name="DejaVu Sans" fo:font-size="12pt" officeooo:rsid="0026c336" officeooo:paragraph-rsid="008af8d4" style:font-name-asian="Noto Serif CJK SC" style:font-size-asian="12pt" style:font-name-complex="Lohit Devanagari" style:font-size-complex="12pt"/>
    </style:style>
    <style:style style:name="P7"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text-properties style:font-name="DejaVu Sans" fo:font-size="12pt" officeooo:rsid="009b2851" officeooo:paragraph-rsid="009b3aab" style:font-name-asian="Noto Serif CJK SC" style:font-size-asian="12pt" style:font-name-complex="Lohit Devanagari" style:font-size-complex="12pt"/>
    </style:style>
    <style:style style:name="P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style:font-name="DejaVu Sans" fo:font-size="12pt" officeooo:rsid="009b2851" officeooo:paragraph-rsid="00a6b903" style:font-name-asian="Noto Serif CJK SC" style:font-size-asian="12pt" style:font-name-complex="Lohit Devanagari" style:font-size-complex="12pt"/>
    </style:style>
    <style:style style:name="P9"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text-properties style:font-name="DejaVu Sans" fo:font-size="12pt" officeooo:rsid="009a6e3f" officeooo:paragraph-rsid="009b3aab" style:font-name-asian="Noto Serif CJK SC" style:font-size-asian="12pt" style:font-name-complex="Lohit Devanagari" style:font-size-complex="12pt"/>
    </style:style>
    <style:style style:name="P10"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text-properties style:font-name="DejaVu Sans" fo:font-size="12pt" officeooo:rsid="009ddf61" officeooo:paragraph-rsid="009ddf61" style:font-name-asian="Noto Serif CJK SC" style:font-size-asian="12pt" style:font-name-complex="Lohit Devanagari" style:font-size-complex="12pt"/>
    </style:style>
    <style:style style:name="P11"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text-properties style:font-name="DejaVu Sans" fo:font-size="12pt" officeooo:rsid="00a0630e" officeooo:paragraph-rsid="00a0630e" style:font-name-asian="Noto Serif CJK SC" style:font-size-asian="12pt" style:font-name-complex="Lohit Devanagari" style:font-size-complex="12pt"/>
    </style:style>
    <style:style style:name="P12" style:family="paragraph" style:parent-style-name="Table_20_Contents">
      <style:paragraph-properties fo:text-align="end" style:justify-single-word="false" text:number-lines="false" text:line-number="0"/>
      <style:text-properties style:font-name="DejaVu Sans" officeooo:paragraph-rsid="00ac01b1"/>
    </style:style>
    <style:style style:name="P13" style:family="paragraph" style:parent-style-name="Table_20_Contents">
      <style:paragraph-properties fo:text-align="end" style:justify-single-word="false" text:number-lines="false" text:line-number="0"/>
      <style:text-properties style:font-name="DejaVu Sans" officeooo:rsid="00ac01b1" officeooo:paragraph-rsid="00ac01b1"/>
    </style:style>
    <style:style style:name="P14" style:family="paragraph" style:parent-style-name="Standard">
      <style:text-properties fo:font-size="6pt" style:font-size-asian="5.25pt" style:font-size-complex="6pt"/>
    </style:style>
    <style:style style:name="P15" style:family="paragraph" style:parent-style-name="Text_20_body">
      <style:text-properties officeooo:paragraph-rsid="005cd0c6"/>
    </style:style>
    <style:style style:name="P16" style:family="paragraph" style:parent-style-name="Text_20_body">
      <style:text-properties officeooo:paragraph-rsid="008800af"/>
    </style:style>
    <style:style style:name="P17" style:family="paragraph" style:parent-style-name="Text_20_body">
      <style:text-properties officeooo:paragraph-rsid="004b51cf"/>
    </style:style>
    <style:style style:name="P18" style:family="paragraph" style:parent-style-name="Table_20_Contents">
      <style:paragraph-properties fo:text-align="center" style:justify-single-word="false"/>
      <style:text-properties fo:font-weight="bold" officeooo:rsid="004b51cf" officeooo:paragraph-rsid="004b51cf" style:font-weight-asian="bold" style:font-weight-complex="bold"/>
    </style:style>
    <style:style style:name="P19" style:family="paragraph" style:parent-style-name="Table_20_Contents">
      <style:paragraph-properties fo:text-align="center" style:justify-single-word="false"/>
      <style:text-properties fo:font-weight="bold" officeooo:rsid="004b51cf" officeooo:paragraph-rsid="004bdaf8" style:font-weight-asian="bold" style:font-weight-complex="bold"/>
    </style:style>
    <style:style style:name="P20" style:family="paragraph" style:parent-style-name="Table_20_Contents">
      <style:paragraph-properties fo:text-align="center" style:justify-single-word="false"/>
      <style:text-properties fo:font-weight="bold" officeooo:rsid="004cedba" officeooo:paragraph-rsid="004cedba" style:font-weight-asian="bold" style:font-weight-complex="bold"/>
    </style:style>
    <style:style style:name="P21" style:family="paragraph" style:parent-style-name="Table_20_Contents">
      <style:paragraph-properties fo:text-align="center" style:justify-single-word="false"/>
      <style:text-properties fo:font-weight="bold" officeooo:rsid="004cedba" officeooo:paragraph-rsid="005cd0c6" style:font-weight-asian="bold" style:font-weight-complex="bold"/>
    </style:style>
    <style:style style:name="P22" style:family="paragraph" style:parent-style-name="Table_20_Contents">
      <style:text-properties fo:color="#0000ff" loext:opacity="100%" officeooo:rsid="004cedba" officeooo:paragraph-rsid="004cedba"/>
    </style:style>
    <style:style style:name="P23" style:family="paragraph" style:parent-style-name="Table_20_Contents">
      <style:text-properties fo:color="#0000ff" loext:opacity="100%" officeooo:rsid="004de8dc" officeooo:paragraph-rsid="004de8dc"/>
    </style:style>
    <style:style style:name="P24" style:family="paragraph" style:parent-style-name="Table_20_Contents">
      <style:text-properties fo:color="#0000ff" loext:opacity="100%" fo:font-weight="bold" officeooo:rsid="0054aafe" officeooo:paragraph-rsid="0054aafe" style:font-weight-asian="bold" style:font-weight-complex="bold"/>
    </style:style>
    <style:style style:name="P25" style:family="paragraph" style:parent-style-name="Table_20_Contents">
      <style:text-properties fo:color="#0000ff" loext:opacity="100%" fo:font-weight="bold" officeooo:rsid="0055dad4" officeooo:paragraph-rsid="0055dad4" style:font-weight-asian="bold" style:font-weight-complex="bold"/>
    </style:style>
    <style:style style:name="P26" style:family="paragraph" style:parent-style-name="Table_20_Contents">
      <style:text-properties fo:color="#0000ff" loext:opacity="100%" fo:font-weight="bold" officeooo:rsid="0056cb25" officeooo:paragraph-rsid="0056cb25" style:font-weight-asian="bold" style:font-weight-complex="bold"/>
    </style:style>
    <style:style style:name="P27" style:family="paragraph" style:parent-style-name="Table_20_Contents">
      <style:text-properties fo:color="#0000ff" loext:opacity="100%" fo:font-weight="bold" officeooo:rsid="00570538" officeooo:paragraph-rsid="00570538" style:font-weight-asian="bold" style:font-weight-complex="bold"/>
    </style:style>
    <style:style style:name="P28" style:family="paragraph" style:parent-style-name="Table_20_Contents">
      <style:text-properties fo:color="#0000ff" loext:opacity="100%" officeooo:rsid="00512511" officeooo:paragraph-rsid="00512511"/>
    </style:style>
    <style:style style:name="P29" style:family="paragraph" style:parent-style-name="Table_20_Contents">
      <style:text-properties fo:color="#0000ff" loext:opacity="100%" officeooo:rsid="0054aafe" officeooo:paragraph-rsid="0054aafe"/>
    </style:style>
    <style:style style:name="P30" style:family="paragraph" style:parent-style-name="Table_20_Contents">
      <style:text-properties fo:color="#0000ff" loext:opacity="100%" officeooo:rsid="0055dad4" officeooo:paragraph-rsid="0055dad4"/>
    </style:style>
    <style:style style:name="P31" style:family="paragraph" style:parent-style-name="Table_20_Contents">
      <style:text-properties fo:color="#0000ff" loext:opacity="100%" fo:font-weight="normal" officeooo:rsid="00569e4f" officeooo:paragraph-rsid="00569e4f" style:font-weight-asian="normal" style:font-weight-complex="normal"/>
    </style:style>
    <style:style style:name="P32" style:family="paragraph" style:parent-style-name="Table_20_Contents">
      <style:text-properties fo:color="#0000ff" loext:opacity="100%" fo:font-weight="normal" officeooo:rsid="0056cb25" officeooo:paragraph-rsid="0056cb25" style:font-weight-asian="normal" style:font-weight-complex="normal"/>
    </style:style>
    <style:style style:name="P33" style:family="paragraph" style:parent-style-name="Table_20_Contents">
      <style:text-properties fo:color="#0000ff" loext:opacity="100%" fo:font-weight="normal" officeooo:rsid="00570538" officeooo:paragraph-rsid="00570538" style:font-weight-asian="normal" style:font-weight-complex="normal"/>
    </style:style>
    <style:style style:name="P34" style:family="paragraph" style:parent-style-name="Table_20_Contents">
      <style:text-properties fo:color="#0000ff" loext:opacity="100%" fo:font-size="14pt" fo:font-weight="bold" officeooo:rsid="00512511" officeooo:paragraph-rsid="00512511" style:font-size-asian="14pt" style:font-weight-asian="bold" style:font-size-complex="14pt" style:font-weight-complex="bold"/>
    </style:style>
    <style:style style:name="P35" style:family="paragraph" style:parent-style-name="Table_20_Contents">
      <style:text-properties fo:color="#0000ff" loext:opacity="100%" fo:font-size="14pt" fo:font-weight="bold" officeooo:rsid="00569e4f" officeooo:paragraph-rsid="00569e4f" style:font-size-asian="14pt" style:font-weight-asian="bold" style:font-size-complex="14pt" style:font-weight-complex="bold"/>
    </style:style>
    <style:style style:name="P36" style:family="paragraph" style:parent-style-name="Table_20_Contents">
      <style:text-properties fo:color="#0000ff" loext:opacity="100%" officeooo:rsid="004e87e6" officeooo:paragraph-rsid="004e87e6"/>
    </style:style>
    <style:style style:name="P37" style:family="paragraph" style:parent-style-name="Table_20_Contents">
      <style:text-properties fo:font-size="14pt" fo:font-weight="bold" officeooo:rsid="004cedba" officeooo:paragraph-rsid="004cedba" style:font-size-asian="14pt" style:font-weight-asian="bold" style:font-size-complex="14pt" style:font-weight-complex="bold"/>
    </style:style>
    <style:style style:name="P38" style:family="paragraph" style:parent-style-name="Table_20_Contents">
      <style:text-properties fo:color="#000000" loext:opacity="100%" style:font-name="Lato" fo:font-size="12pt" officeooo:rsid="0061037d" officeooo:paragraph-rsid="00929ca8" fo:background-color="transparent" style:font-size-asian="12pt" style:font-size-complex="12pt"/>
    </style:style>
    <style:style style:name="P39" style:family="paragraph" style:parent-style-name="Table_20_Contents">
      <style:text-properties fo:color="#000000" loext:opacity="100%" style:font-name="Lato" fo:font-size="12pt" officeooo:rsid="005fbc53" officeooo:paragraph-rsid="00929ca8" style:font-size-asian="12pt" style:font-size-complex="12pt"/>
    </style:style>
    <style:style style:name="P40" style:family="paragraph" style:parent-style-name="Table_20_Contents">
      <style:paragraph-properties fo:text-align="justify" style:justify-single-word="false" text:number-lines="false" text:line-number="0"/>
      <style:text-properties fo:color="#000000" loext:opacity="100%" style:font-name="DejaVu Sans" officeooo:rsid="003792ff" officeooo:paragraph-rsid="001cc4e8"/>
    </style:style>
    <style:style style:name="P41" style:family="paragraph" style:parent-style-name="Table_20_Contents">
      <style:paragraph-properties fo:text-align="justify" style:justify-single-word="false" text:number-lines="false" text:line-number="0"/>
      <style:text-properties fo:color="#000000" loext:opacity="100%" style:font-name="DejaVu Sans" officeooo:rsid="003792ff" officeooo:paragraph-rsid="0029a717"/>
    </style:style>
    <style:style style:name="P42" style:family="paragraph" style:parent-style-name="Table_20_Contents">
      <style:paragraph-properties fo:text-align="end" style:justify-single-word="false" text:number-lines="false" text:line-number="0"/>
      <style:text-properties fo:color="#000000" loext:opacity="100%" style:font-name="DejaVu Sans" officeooo:paragraph-rsid="00ac01b1"/>
    </style:style>
    <style:style style:name="P43" style:family="paragraph" style:parent-style-name="Table_20_Contents">
      <loext:graphic-properties draw:fill="none"/>
      <style:paragraph-properties fo:margin-left="0.199cm" fo:margin-right="0cm" fo:margin-top="0cm" fo:margin-bottom="0.199cm" style:contextual-spacing="false" fo:text-align="end" style:justify-single-word="false" fo:orphans="2" fo:widows="2" fo:text-indent="0cm" style:auto-text-indent="false" fo:background-color="transparent" text:number-lines="false" text:line-number="0"/>
      <style:text-properties fo:color="#000000" loext:opacity="100%" style:font-name="DejaVu Sans" officeooo:paragraph-rsid="00ac01b1"/>
    </style:style>
    <style:style style:name="P44" style:family="paragraph" style:parent-style-name="Table_20_Contents">
      <style:paragraph-properties fo:text-align="end" style:justify-single-word="false" text:number-lines="false" text:line-number="0"/>
      <style:text-properties fo:color="#000000" loext:opacity="100%" style:font-name="DejaVu Sans" officeooo:rsid="00ac01b1" officeooo:paragraph-rsid="00ac01b1"/>
    </style:style>
    <style:style style:name="P45" style:family="paragraph" style:parent-style-name="Table_20_Contents">
      <style:paragraph-properties fo:margin-left="0cm" fo:margin-right="0cm" fo:text-align="justify" style:justify-single-word="false" fo:text-indent="0cm" style:auto-text-indent="false" text:number-lines="false" text:line-number="0"/>
      <style:text-properties fo:color="#000000" loext:opacity="100%" officeooo:paragraph-rsid="003754e6"/>
    </style:style>
    <style:style style:name="P46" style:family="paragraph" style:parent-style-name="Table_20_Contents">
      <style:paragraph-properties fo:text-align="justify" style:justify-single-word="false" text:number-lines="false" text:line-number="0"/>
      <style:text-properties fo:color="#000000" loext:opacity="100%" officeooo:paragraph-rsid="0040a752"/>
    </style:style>
    <style:style style:name="P47" style:family="paragraph" style:parent-style-name="Table_20_Contents">
      <style:paragraph-properties fo:text-align="end" style:justify-single-word="false" text:number-lines="false" text:line-number="0"/>
      <style:text-properties fo:color="#000000" loext:opacity="100%" officeooo:paragraph-rsid="00ac01b1"/>
    </style:style>
    <style:style style:name="P48" style:family="paragraph" style:parent-style-name="Table_20_Contents">
      <style:paragraph-properties fo:text-align="end" style:justify-single-word="false" text:number-lines="false" text:line-number="0"/>
      <style:text-properties fo:color="#000000" loext:opacity="100%" officeooo:paragraph-rsid="00ad9e52"/>
    </style:style>
    <style:style style:name="P49" style:family="paragraph" style:parent-style-name="Table_20_Contents">
      <style:paragraph-properties fo:text-align="end" style:justify-single-word="false" text:number-lines="false" text:line-number="0"/>
      <style:text-properties fo:color="#000000" loext:opacity="100%" officeooo:rsid="00ad9e52" officeooo:paragraph-rsid="00ad9e52"/>
    </style:style>
    <style:style style:name="P50" style:family="paragraph" style:parent-style-name="Table_20_Contents">
      <style:paragraph-properties fo:margin-left="0cm" fo:margin-right="0cm" fo:text-align="justify" style:justify-single-word="false" fo:text-indent="0cm" style:auto-text-indent="false" text:number-lines="false" text:line-number="0"/>
      <style:text-properties fo:color="#000000" loext:opacity="100%" officeooo:rsid="00ad9e52" officeooo:paragraph-rsid="00ad9e52" fo:background-color="transparent"/>
    </style:style>
    <style:style style:name="P51" style:family="paragraph" style:parent-style-name="Table_20_Contents">
      <style:paragraph-properties fo:margin-left="0cm" fo:margin-right="0cm" fo:text-align="justify" style:justify-single-word="false" fo:text-indent="0cm" style:auto-text-indent="false" text:number-lines="false" text:line-number="0"/>
      <style:text-properties fo:color="#000000" loext:opacity="100%" officeooo:paragraph-rsid="003754e6" fo:background-color="#e47200"/>
    </style:style>
    <style:style style:name="P52" style:family="paragraph" style:parent-style-name="Table_20_Contents">
      <style:paragraph-properties fo:text-align="end" style:justify-single-word="false" text:number-lines="false" text:line-number="0"/>
      <style:text-properties fo:color="#000000" loext:opacity="100%" officeooo:rsid="00ac01b1" officeooo:paragraph-rsid="00ac01b1"/>
    </style:style>
    <style:style style:name="P53" style:family="paragraph" style:parent-style-name="Heading">
      <loext:graphic-properties draw:fill-gradient-name="gradient" draw:fill-hatch-name="hatch"/>
      <style:paragraph-properties fo:margin-top="0cm" fo:margin-bottom="0.748cm" style:contextual-spacing="false"/>
      <style:text-properties officeooo:rsid="001ae3cc" officeooo:paragraph-rsid="001ae3cc"/>
    </style:style>
    <style:style style:name="P54" style:family="paragraph" style:parent-style-name="Contents_20_1">
      <style:paragraph-properties>
        <style:tab-stops>
          <style:tab-stop style:position="18.002cm" style:type="right" style:leader-style="dotted" style:leader-text="."/>
        </style:tab-stops>
      </style:paragraph-properties>
    </style:style>
    <style:style style:name="P55" style:family="paragraph" style:parent-style-name="Footnote">
      <style:text-properties officeooo:rsid="0094881d" officeooo:paragraph-rsid="0094881d"/>
    </style:style>
    <style:style style:name="P56" style:family="paragraph" style:parent-style-name="Text_20_body">
      <style:text-properties fo:color="#c9211e" loext:opacity="100%" fo:background-color="#ffff00"/>
    </style:style>
    <style:style style:name="P57" style:family="paragraph" style:parent-style-name="Text_20_body">
      <style:text-properties officeooo:paragraph-rsid="0095b45e"/>
    </style:style>
    <style:style style:name="P58" style:family="paragraph" style:parent-style-name="Text_20_body">
      <style:paragraph-properties fo:break-before="page"/>
      <style:text-properties officeooo:paragraph-rsid="0095b45e"/>
    </style:style>
    <style:style style:name="P59" style:family="paragraph" style:parent-style-name="Text_20_body">
      <style:text-properties officeooo:paragraph-rsid="0045277e"/>
    </style:style>
    <style:style style:name="P60" style:family="paragraph" style:parent-style-name="Text_20_body">
      <style:text-properties style:text-underline-style="solid" style:text-underline-width="auto" style:text-underline-color="font-color" officeooo:rsid="00aa2c0b" officeooo:paragraph-rsid="00aa2c0b"/>
    </style:style>
    <style:style style:name="P61" style:family="paragraph" style:parent-style-name="Text_20_body">
      <style:text-properties officeooo:paragraph-rsid="00a3f9fd"/>
    </style:style>
    <style:style style:name="P62" style:family="paragraph" style:parent-style-name="Text_20_body">
      <style:text-properties officeooo:paragraph-rsid="00a89be9"/>
    </style:style>
    <style:style style:name="P63" style:family="paragraph" style:parent-style-name="Text_20_body">
      <style:text-properties officeooo:paragraph-rsid="00aa2c0b"/>
    </style:style>
    <style:style style:name="P64" style:family="paragraph" style:parent-style-name="Table_20_Contents">
      <style:text-properties officeooo:rsid="00ad9e52" officeooo:paragraph-rsid="00ad9e52"/>
    </style:style>
    <style:style style:name="P65" style:family="paragraph" style:parent-style-name="Text_20_body">
      <style:text-properties officeooo:paragraph-rsid="008b8cdc"/>
    </style:style>
    <style:style style:name="P66" style:family="paragraph" style:parent-style-name="Table_20_Contents">
      <style:text-properties officeooo:rsid="00af1ece" officeooo:paragraph-rsid="00af1ece"/>
    </style:style>
    <style:style style:name="P67" style:family="paragraph" style:parent-style-name="Heading_20_1">
      <loext:graphic-properties draw:fill-gradient-name="gradient" draw:fill-hatch-name="hatch"/>
      <style:paragraph-properties fo:margin-top="1.602cm" fo:margin-bottom="0.109cm" style:contextual-spacing="false"/>
    </style:style>
    <style:style style:name="P68" style:family="paragraph" style:parent-style-name="Heading_20_1">
      <style:text-properties officeooo:rsid="008af8d4" officeooo:paragraph-rsid="008af8d4"/>
    </style:style>
    <style:style style:name="P69" style:family="paragraph" style:parent-style-name="Heading_20_1">
      <style:paragraph-properties fo:break-before="page"/>
      <style:text-properties officeooo:rsid="0045277e" officeooo:paragraph-rsid="0045277e"/>
    </style:style>
    <style:style style:name="P70" style:family="paragraph" style:parent-style-name="Heading_20_1" style:list-style-name="">
      <style:paragraph-properties fo:text-align="justify" style:justify-single-word="false" fo:orphans="2" fo:widows="2"/>
      <style:text-properties officeooo:rsid="0045277e"/>
    </style:style>
    <style:style style:name="P71" style:family="paragraph" style:parent-style-name="Heading_20_1">
      <style:paragraph-properties fo:break-before="page"/>
      <style:text-properties officeooo:rsid="0045277e"/>
    </style:style>
    <style:style style:name="P72" style:family="paragraph" style:parent-style-name="Heading_20_1">
      <style:paragraph-properties fo:break-before="page"/>
    </style:style>
    <style:style style:name="P73" style:family="paragraph" style:parent-style-name="Heading_20_1" style:list-style-name="">
      <style:paragraph-properties fo:text-align="justify" style:justify-single-word="false" fo:orphans="2" fo:widows="2"/>
      <style:text-properties officeooo:paragraph-rsid="0047fe18"/>
    </style:style>
    <style:style style:name="P74" style:family="paragraph" style:parent-style-name="Heading_20_1">
      <style:paragraph-properties fo:break-before="page"/>
      <style:text-properties officeooo:paragraph-rsid="0047fe18"/>
    </style:style>
    <style:style style:name="P75" style:family="paragraph" style:parent-style-name="Quotations" style:list-style-name="L4">
      <style:text-properties fo:color="#000000" loext:opacity="100%"/>
    </style:style>
    <style:style style:name="P76" style:family="paragraph" style:parent-style-name="Quotations" style:list-style-name="L5">
      <style:text-properties fo:color="#000000" loext:opacity="100%"/>
    </style:style>
    <style:style style:name="P77" style:family="paragraph" style:parent-style-name="Quotations" style:list-style-name="L6">
      <style:text-properties fo:color="#000000" loext:opacity="100%" officeooo:rsid="0040a752" officeooo:paragraph-rsid="0040a752"/>
    </style:style>
    <style:style style:name="P78" style:family="paragraph" style:parent-style-name="Quotations" style:list-style-name="L6">
      <style:text-properties officeooo:rsid="0042a4c7" officeooo:paragraph-rsid="0042bac1"/>
    </style:style>
    <style:style style:name="P79" style:family="paragraph" style:parent-style-name="Standard" style:list-style-name="L1" style:master-page-name="">
      <loext:graphic-properties draw:fill="none"/>
      <style:paragraph-properties fo:margin-left="2.6cm" fo:margin-right="0cm" fo:text-align="justify" style:justify-single-word="false" fo:orphans="2" fo:widows="2" fo:text-indent="-0.6cm" style:auto-text-indent="false" style:page-number="auto" fo:background-color="transparent"/>
      <style:text-properties style:font-name="DejaVu Sans" fo:font-size="12pt" officeooo:rsid="0026c336" officeooo:paragraph-rsid="008af8d4" style:font-name-asian="Noto Serif CJK SC" style:font-size-asian="12pt" style:font-name-complex="Lohit Devanagari" style:font-size-complex="12pt"/>
    </style:style>
    <style:style style:name="P80" style:family="paragraph" style:parent-style-name="Standard" style:list-style-name="L1">
      <loext:graphic-properties draw:fill="none"/>
      <style:paragraph-properties fo:margin-left="2.6cm" fo:margin-right="0cm" fo:text-align="justify" style:justify-single-word="false" fo:orphans="2" fo:widows="2" fo:text-indent="-0.6cm" style:auto-text-indent="false" fo:background-color="transparent"/>
      <style:text-properties style:font-name="DejaVu Sans" fo:font-size="12pt" officeooo:rsid="0026c336" officeooo:paragraph-rsid="008af8d4" style:font-name-asian="Noto Serif CJK SC" style:font-size-asian="12pt" style:font-name-complex="Lohit Devanagari" style:font-size-complex="12pt"/>
    </style:style>
    <style:style style:name="P81" style:family="paragraph" style:parent-style-name="Table_20_Contents">
      <style:text-properties officeooo:rsid="00b0625c" officeooo:paragraph-rsid="00b0625c"/>
    </style:style>
    <style:style style:name="P82" style:family="paragraph" style:parent-style-name="Table_20_Contents">
      <style:text-properties officeooo:rsid="00b24bbb" officeooo:paragraph-rsid="00b24bbb"/>
    </style:style>
    <style:style style:name="P83" style:family="paragraph" style:parent-style-name="Text_20_body" style:list-style-name="L2">
      <style:text-properties officeooo:paragraph-rsid="0045277e"/>
    </style:style>
    <style:style style:name="P84" style:family="paragraph" style:parent-style-name="Text_20_body" style:list-style-name="L3">
      <style:text-properties officeooo:paragraph-rsid="006b8fdf"/>
    </style:style>
    <style:style style:name="P85" style:family="paragraph" style:parent-style-name="Text_20_body" style:list-style-name="L3">
      <style:text-properties officeooo:paragraph-rsid="006dce93"/>
    </style:style>
    <style:style style:name="T1" style:family="text">
      <style:text-properties fo:font-weight="bold" style:font-weight-asian="bold" style:font-weight-complex="bold"/>
    </style:style>
    <style:style style:name="T2" style:family="text">
      <style:text-properties fo:font-weight="bold" officeooo:rsid="0045277e" style:font-weight-asian="bold" style:font-weight-complex="bold"/>
    </style:style>
    <style:style style:name="T3" style:family="text">
      <style:text-properties fo:font-weight="bold" officeooo:rsid="004cfc4c" style:font-weight-asian="bold" style:font-weight-complex="bold"/>
    </style:style>
    <style:style style:name="T4" style:family="text">
      <style:text-properties fo:font-weight="bold" officeooo:rsid="001e3620" style:font-weight-asian="bold" style:font-weight-complex="bold"/>
    </style:style>
    <style:style style:name="T5" style:family="text">
      <style:text-properties fo:font-weight="bold" officeooo:rsid="0026c336" style:font-weight-asian="bold" style:font-weight-complex="bold"/>
    </style:style>
    <style:style style:name="T6" style:family="text">
      <style:text-properties fo:font-weight="bold" officeooo:rsid="008af8d4" style:font-weight-asian="bold" style:font-weight-complex="bold"/>
    </style:style>
    <style:style style:name="T7" style:family="text">
      <style:text-properties fo:font-weight="bold" officeooo:rsid="0094881d" style:font-weight-asian="bold" style:font-weight-complex="bold"/>
    </style:style>
    <style:style style:name="T8" style:family="text">
      <style:text-properties fo:font-weight="bold" officeooo:rsid="0095b45e" style:font-weight-asian="bold" style:font-weight-complex="bold"/>
    </style:style>
    <style:style style:name="T9" style:family="text">
      <style:text-properties fo:font-weight="bold" officeooo:rsid="0098ef0c" style:font-weight-asian="bold" style:font-weight-complex="bold"/>
    </style:style>
    <style:style style:name="T10" style:family="text">
      <style:text-properties fo:font-weight="bold" officeooo:rsid="009a421e" style:font-weight-asian="bold" style:font-weight-complex="bold"/>
    </style:style>
    <style:style style:name="T11" style:family="text">
      <style:text-properties officeooo:rsid="001b86d3"/>
    </style:style>
    <style:style style:name="T12" style:family="text">
      <style:text-properties officeooo:rsid="001c4861"/>
    </style:style>
    <style:style style:name="T13" style:family="text">
      <style:text-properties officeooo:rsid="003792ff"/>
    </style:style>
    <style:style style:name="T14" style:family="text">
      <style:text-properties fo:font-size="2pt" fo:font-style="normal" officeooo:rsid="004b51cf" style:font-size-asian="1.75pt" style:font-style-asian="normal" style:font-size-complex="2pt" style:font-style-complex="normal"/>
    </style:style>
    <style:style style:name="T15" style:family="text">
      <style:text-properties fo:font-style="italic" style:text-underline-style="none" officeooo:rsid="001c4861" style:font-style-asian="italic" style:font-style-complex="italic"/>
    </style:style>
    <style:style style:name="T16" style:family="text">
      <style:text-properties fo:font-style="italic" fo:background-color="#939393" loext:char-shading-value="0" style:font-style-asian="italic" style:font-style-complex="italic"/>
    </style:style>
    <style:style style:name="T17" style:family="text">
      <style:text-properties fo:font-style="italic" officeooo:rsid="002c7558" fo:background-color="#e300e3" loext:char-shading-value="0" style:font-style-asian="italic" style:font-style-complex="italic"/>
    </style:style>
    <style:style style:name="T18" style:family="text">
      <style:text-properties fo:font-style="italic" officeooo:rsid="00ac01b1" fo:background-color="#e300e3" loext:char-shading-value="0"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23912a" style:font-style-asian="normal" style:font-style-complex="normal"/>
    </style:style>
    <style:style style:name="T21" style:family="text">
      <style:text-properties fo:font-style="normal" officeooo:rsid="002c7558" style:font-style-asian="normal" style:font-style-complex="normal"/>
    </style:style>
    <style:style style:name="T22" style:family="text">
      <style:text-properties fo:font-style="normal" officeooo:rsid="002e63c8" style:font-style-asian="normal" style:font-style-complex="normal"/>
    </style:style>
    <style:style style:name="T23" style:family="text">
      <style:text-properties fo:font-style="normal" officeooo:rsid="0031062d" style:font-style-asian="normal" style:font-style-complex="normal"/>
    </style:style>
    <style:style style:name="T24" style:family="text">
      <style:text-properties fo:font-style="normal" officeooo:rsid="0033a672" style:font-style-asian="normal" style:font-style-complex="normal"/>
    </style:style>
    <style:style style:name="T25" style:family="text">
      <style:text-properties fo:font-style="normal" officeooo:rsid="001c4861" style:font-style-asian="normal" style:font-style-complex="normal"/>
    </style:style>
    <style:style style:name="T26" style:family="text">
      <style:text-properties fo:font-style="normal" officeooo:rsid="0044b93b" style:font-style-asian="normal" style:font-style-complex="normal"/>
    </style:style>
    <style:style style:name="T27" style:family="text">
      <style:text-properties fo:font-style="normal" officeooo:rsid="0047fe18" style:font-style-asian="normal" style:font-style-complex="normal"/>
    </style:style>
    <style:style style:name="T28" style:family="text">
      <style:text-properties fo:font-style="normal" officeooo:rsid="0049127d" style:font-style-asian="normal" style:font-style-complex="normal"/>
    </style:style>
    <style:style style:name="T29" style:family="text">
      <style:text-properties fo:font-style="normal" officeooo:rsid="004ae1f2" style:font-style-asian="normal" style:font-style-complex="normal"/>
    </style:style>
    <style:style style:name="T30" style:family="text">
      <style:text-properties fo:font-style="normal" officeooo:rsid="004cfc4c" style:font-style-asian="normal" style:font-style-complex="normal"/>
    </style:style>
    <style:style style:name="T31" style:family="text">
      <style:text-properties fo:font-style="normal" officeooo:rsid="004cfdbb" style:font-style-asian="normal" style:font-style-complex="normal"/>
    </style:style>
    <style:style style:name="T32" style:family="text">
      <style:text-properties fo:font-style="normal" officeooo:rsid="004f49b7" style:font-style-asian="normal" style:font-style-complex="normal"/>
    </style:style>
    <style:style style:name="T33" style:family="text">
      <style:text-properties fo:font-style="normal" officeooo:rsid="00711a1a" style:font-style-asian="normal" style:font-style-complex="normal"/>
    </style:style>
    <style:style style:name="T34" style:family="text">
      <style:text-properties fo:font-style="normal" officeooo:rsid="0072f5a1" style:font-style-asian="normal" style:font-style-complex="normal"/>
    </style:style>
    <style:style style:name="T35" style:family="text">
      <style:text-properties fo:font-style="normal" officeooo:rsid="008b8cdc" style:font-style-asian="normal" style:font-style-complex="normal"/>
    </style:style>
    <style:style style:name="T36" style:family="text">
      <style:text-properties fo:font-style="normal" officeooo:rsid="001c4861" fo:background-color="#ff6600" loext:char-shading-value="0" style:font-style-asian="normal" style:font-style-complex="normal"/>
    </style:style>
    <style:style style:name="T37" style:family="text">
      <style:text-properties fo:font-style="normal" officeooo:rsid="001c4861" fo:background-color="#ffff00" loext:char-shading-value="0" style:font-style-asian="normal" style:font-style-complex="normal"/>
    </style:style>
    <style:style style:name="T38" style:family="text">
      <style:text-properties fo:font-style="normal" officeooo:rsid="0072f5a1" fo:background-color="transparent" loext:char-shading-value="0" style:font-style-asian="normal" style:font-style-complex="normal"/>
    </style:style>
    <style:style style:name="T39" style:family="text">
      <style:text-properties fo:font-style="normal" fo:font-weight="bold" officeooo:rsid="002c7558" style:font-style-asian="normal" style:font-weight-asian="bold" style:font-style-complex="normal" style:font-weight-complex="bold"/>
    </style:style>
    <style:style style:name="T40" style:family="text">
      <style:text-properties fo:font-style="normal" fo:font-weight="normal" officeooo:rsid="004e87e6" fo:background-color="transparent" loext:char-shading-value="0" style:font-style-asian="normal" style:font-weight-asian="normal" style:font-style-complex="normal" style:font-weight-complex="normal"/>
    </style:style>
    <style:style style:name="T41" style:family="text">
      <style:text-properties fo:font-style="normal" fo:font-weight="normal" officeooo:rsid="001c4861" style:font-style-asian="normal" style:font-weight-asian="normal" style:font-style-complex="normal" style:font-weight-complex="normal"/>
    </style:style>
    <style:style style:name="T42" style:family="text">
      <style:text-properties fo:font-style="normal" fo:font-weight="normal" officeooo:rsid="001c4861" fo:background-color="#ff6600" loext:char-shading-value="0" style:font-style-asian="normal" style:font-weight-asian="normal" style:font-style-complex="normal" style:font-weight-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6b8fdf" style:font-style-asian="normal" style:font-weight-asian="normal" style:font-style-complex="normal" style:font-weight-complex="normal"/>
    </style:style>
    <style:style style:name="T45" style:family="text">
      <style:text-properties fo:font-style="normal" style:text-underline-style="none" fo:font-weight="normal" officeooo:rsid="006b8fdf" fo:background-color="#33ff99" loext:char-shading-value="0" style:font-style-asian="normal" style:font-weight-asian="normal" style:font-style-complex="normal" style:font-weight-complex="normal"/>
    </style:style>
    <style:style style:name="T46" style:family="text">
      <style:text-properties fo:font-style="normal" style:text-underline-style="none" fo:font-weight="normal" officeooo:rsid="006b8fdf" fo:background-color="#b2b2b2" loext:char-shading-value="0" style:font-style-asian="normal" style:font-weight-asian="normal" style:font-style-complex="normal" style:font-weight-complex="normal"/>
    </style:style>
    <style:style style:name="T47" style:family="text">
      <style:text-properties fo:font-style="normal" style:text-underline-style="none" fo:font-weight="normal" officeooo:rsid="006b8fdf" fo:background-color="#00ccff" loext:char-shading-value="0" style:font-style-asian="normal" style:font-weight-asian="normal" style:font-style-complex="normal" style:font-weight-complex="normal"/>
    </style:style>
    <style:style style:name="T48" style:family="text">
      <style:text-properties fo:font-style="normal" style:text-underline-style="none" fo:font-weight="normal" officeooo:rsid="006b8fdf" fo:background-color="#cc66ff" loext:char-shading-value="0" style:font-style-asian="normal" style:font-weight-asian="normal" style:font-style-complex="normal" style:font-weight-complex="normal"/>
    </style:style>
    <style:style style:name="T49" style:family="text">
      <style:text-properties fo:font-style="normal" style:text-underline-style="none" fo:font-weight="normal" officeooo:rsid="001c4861" fo:background-color="#ffff00" loext:char-shading-value="0" style:font-style-asian="normal" style:font-weight-asian="normal" style:font-style-complex="normal" style:font-weight-complex="normal"/>
    </style:style>
    <style:style style:name="T50" style:family="text">
      <style:text-properties fo:font-style="normal" fo:background-color="#939393" loext:char-shading-value="0" style:font-style-asian="normal" style:font-style-complex="normal"/>
    </style:style>
    <style:style style:name="T51" style:family="text">
      <style:text-properties fo:font-style="normal" officeooo:rsid="0023912a" fo:background-color="#939393" loext:char-shading-value="0" style:font-style-asian="normal" style:font-style-complex="normal"/>
    </style:style>
    <style:style style:name="T52" style:family="text">
      <style:text-properties fo:font-style="normal" officeooo:rsid="0023d163" fo:background-color="#939393" loext:char-shading-value="0" style:font-style-asian="normal" style:font-style-complex="normal"/>
    </style:style>
    <style:style style:name="T53" style:family="text">
      <style:text-properties fo:font-style="normal" officeooo:rsid="00681634" fo:background-color="#939393" loext:char-shading-value="0" style:font-style-asian="normal" style:font-style-complex="normal"/>
    </style:style>
    <style:style style:name="T54" style:family="text">
      <style:text-properties fo:font-style="normal" officeooo:rsid="006c0d1b" fo:background-color="#939393" loext:char-shading-value="0" style:font-style-asian="normal" style:font-style-complex="normal"/>
    </style:style>
    <style:style style:name="T55" style:family="text">
      <style:text-properties fo:font-style="normal" officeooo:rsid="002a7f85" fo:background-color="#939393" loext:char-shading-value="0" style:font-style-asian="normal" style:font-style-complex="normal"/>
    </style:style>
    <style:style style:name="T56" style:family="text">
      <style:text-properties fo:font-style="normal" officeooo:rsid="00224871" fo:background-color="#939393" loext:char-shading-value="0" style:font-style-asian="normal" style:font-style-complex="normal"/>
    </style:style>
    <style:style style:name="T57" style:family="text">
      <style:text-properties fo:font-style="normal" officeooo:rsid="006fed44" fo:background-color="#939393" loext:char-shading-value="0" style:font-style-asian="normal" style:font-style-complex="normal"/>
    </style:style>
    <style:style style:name="T58" style:family="text">
      <style:text-properties fo:font-style="normal" officeooo:rsid="00253f65" fo:background-color="#e300e3" loext:char-shading-value="0" style:font-style-asian="normal" style:font-style-complex="normal"/>
    </style:style>
    <style:style style:name="T59" style:family="text">
      <style:text-properties fo:font-style="normal" officeooo:rsid="002c7558" fo:background-color="#e300e3" loext:char-shading-value="0" style:font-style-asian="normal" style:font-style-complex="normal"/>
    </style:style>
    <style:style style:name="T60" style:family="text">
      <style:text-properties fo:font-style="normal" officeooo:rsid="002e63c8" fo:background-color="#00e472" loext:char-shading-value="0" style:font-style-asian="normal" style:font-style-complex="normal"/>
    </style:style>
    <style:style style:name="T61" style:family="text">
      <style:text-properties fo:font-style="normal" officeooo:rsid="002e63c8" fo:background-color="#00e3e3" loext:char-shading-value="0" style:font-style-asian="normal" style:font-style-complex="normal"/>
    </style:style>
    <style:style style:name="T62" style:family="text">
      <style:text-properties officeooo:rsid="002726aa"/>
    </style:style>
    <style:style style:name="T63" style:family="text">
      <style:text-properties style:font-name="DejaVu Sans3" officeooo:rsid="001c4861" style:font-name-asian="DejaVu Sans3" style:font-name-complex="DejaVu Sans3"/>
    </style:style>
    <style:style style:name="T64" style:family="text">
      <style:text-properties style:font-name="DejaVu Sans3" fo:font-style="normal" officeooo:rsid="001c4861" style:font-name-asian="DejaVu Sans3" style:font-style-asian="normal" style:font-name-complex="DejaVu Sans3" style:font-style-complex="normal"/>
    </style:style>
    <style:style style:name="T65" style:family="text">
      <style:text-properties officeooo:rsid="0029a717"/>
    </style:style>
    <style:style style:name="T66" style:family="text">
      <style:text-properties officeooo:rsid="0031062d"/>
    </style:style>
    <style:style style:name="T67" style:family="text">
      <style:text-properties officeooo:rsid="0033a672"/>
    </style:style>
    <style:style style:name="T68" style:family="text">
      <style:text-properties officeooo:rsid="003c5109"/>
    </style:style>
    <style:style style:name="T69" style:family="text">
      <style:text-properties officeooo:rsid="0045277e"/>
    </style:style>
    <style:style style:name="T70" style:family="text">
      <style:text-properties fo:color="#000000" loext:opacity="100%"/>
    </style:style>
    <style:style style:name="T71" style:family="text">
      <style:text-properties fo:color="#000000" loext:opacity="100%" fo:font-weight="normal" officeooo:rsid="0023c019" style:font-weight-asian="normal" style:font-weight-complex="normal"/>
    </style:style>
    <style:style style:name="T72" style:family="text">
      <style:text-properties fo:color="#000000" loext:opacity="100%" fo:font-weight="normal" officeooo:rsid="0045277e" style:font-weight-asian="normal" style:font-weight-complex="normal"/>
    </style:style>
    <style:style style:name="T73" style:family="text">
      <style:text-properties fo:color="#000000" loext:opacity="100%" fo:font-style="normal" fo:font-weight="normal" officeooo:rsid="0023c019" style:font-style-asian="normal" style:font-weight-asian="normal" style:font-style-complex="normal" style:font-weight-complex="normal"/>
    </style:style>
    <style:style style:name="T74" style:family="text">
      <style:text-properties fo:color="#000000" loext:opacity="100%" fo:font-style="normal" fo:font-weight="normal" officeooo:rsid="0045277e" style:font-style-asian="normal" style:font-weight-asian="normal" style:font-style-complex="normal" style:font-weight-complex="normal"/>
    </style:style>
    <style:style style:name="T75" style:family="text">
      <style:text-properties fo:color="#000000" loext:opacity="100%" fo:font-style="normal" fo:font-weight="normal" officeooo:rsid="001c4861" style:font-style-asian="normal" style:font-weight-asian="normal" style:font-style-complex="normal" style:font-weight-complex="normal"/>
    </style:style>
    <style:style style:name="T76" style:family="text">
      <style:text-properties fo:color="#000000" loext:opacity="100%" fo:background-color="#00e472" loext:char-shading-value="0"/>
    </style:style>
    <style:style style:name="T77" style:family="text">
      <style:text-properties fo:color="#000000" loext:opacity="100%" officeooo:rsid="008ef21d" fo:background-color="#00e472" loext:char-shading-value="0"/>
    </style:style>
    <style:style style:name="T78" style:family="text">
      <style:text-properties fo:color="#000000" loext:opacity="100%" fo:background-color="#939393" loext:char-shading-value="0"/>
    </style:style>
    <style:style style:name="T79" style:family="text">
      <style:text-properties fo:color="#000000" loext:opacity="100%" style:font-name="DejaVu Sans" fo:background-color="#939393" loext:char-shading-value="0"/>
    </style:style>
    <style:style style:name="T80" style:family="text">
      <style:text-properties fo:color="#000000" loext:opacity="100%" style:font-name="DejaVu Sans" fo:font-style="italic" fo:background-color="#939393" loext:char-shading-value="0" style:font-style-asian="italic" style:font-style-complex="italic"/>
    </style:style>
    <style:style style:name="T81" style:family="text">
      <style:text-properties fo:color="#000000" loext:opacity="100%" style:font-name="DejaVu Sans" fo:font-style="normal" fo:background-color="#939393" loext:char-shading-value="0" style:font-style-asian="normal" style:font-style-complex="normal"/>
    </style:style>
    <style:style style:name="T82" style:family="text">
      <style:text-properties fo:color="#000000" loext:opacity="100%" style:font-name="DejaVu Sans" fo:font-style="normal" style:font-style-asian="normal" style:font-style-complex="normal"/>
    </style:style>
    <style:style style:name="T83" style:family="text">
      <style:text-properties fo:color="#000000" loext:opacity="100%" style:font-name="DejaVu Sans" fo:font-style="normal" fo:background-color="#00e3e3" loext:char-shading-value="0" style:font-style-asian="normal" style:font-style-complex="normal"/>
    </style:style>
    <style:style style:name="T84" style:family="text">
      <style:text-properties fo:color="#000000" loext:opacity="100%" style:font-name="DejaVu Sans" fo:font-style="normal" officeooo:rsid="0049127d" fo:background-color="#00e3e3" loext:char-shading-value="0" style:font-style-asian="normal" style:font-style-complex="normal"/>
    </style:style>
    <style:style style:name="T85" style:family="text">
      <style:text-properties officeooo:rsid="004bdaf8"/>
    </style:style>
    <style:style style:name="T86" style:family="text">
      <style:text-properties officeooo:rsid="004cfc4c"/>
    </style:style>
    <style:style style:name="T87" style:family="text">
      <style:text-properties officeooo:rsid="004e87e6"/>
    </style:style>
    <style:style style:name="T88" style:family="text">
      <style:text-properties officeooo:rsid="00529b2d"/>
    </style:style>
    <style:style style:name="T89" style:family="text">
      <style:text-properties fo:background-color="transparent" loext:char-shading-value="0"/>
    </style:style>
    <style:style style:name="T90" style:family="text">
      <style:text-properties officeooo:rsid="004e87e6" fo:background-color="transparent" loext:char-shading-value="0"/>
    </style:style>
    <style:style style:name="T91" style:family="text">
      <style:text-properties fo:color="#0000ff" loext:opacity="100%"/>
    </style:style>
    <style:style style:name="T92" style:family="text">
      <style:text-properties fo:color="#0000ff" loext:opacity="100%" officeooo:rsid="004cfc4c"/>
    </style:style>
    <style:style style:name="T93" style:family="text">
      <style:text-properties officeooo:rsid="0056cb25"/>
    </style:style>
    <style:style style:name="T94" style:family="text">
      <style:text-properties fo:color="#0000cc" loext:opacity="100%" fo:font-style="normal" fo:font-weight="bold" officeooo:rsid="005b30c9" style:font-style-asian="normal" style:font-weight-asian="bold" style:font-style-complex="normal" style:font-weight-complex="bold"/>
    </style:style>
    <style:style style:name="T95" style:family="text">
      <style:text-properties fo:color="#009900" loext:opacity="100%" fo:font-size="14pt" fo:font-style="normal" fo:font-weight="bold" officeooo:rsid="005b30c9" style:font-size-asian="14pt" style:font-style-asian="normal" style:font-weight-asian="bold" style:font-size-complex="14pt" style:font-style-complex="normal" style:font-weight-complex="bold"/>
    </style:style>
    <style:style style:name="T96" style:family="text">
      <style:text-properties fo:color="#009900" loext:opacity="100%" fo:font-size="14pt" fo:font-style="normal" fo:font-weight="bold" officeooo:rsid="005cd0c6" style:font-size-asian="14pt" style:font-style-asian="normal" style:font-weight-asian="bold" style:font-size-complex="14pt" style:font-style-complex="normal" style:font-weight-complex="bold"/>
    </style:style>
    <style:style style:name="T97" style:family="text">
      <style:text-properties fo:color="#009900" loext:opacity="100%" fo:font-size="14pt" fo:font-style="normal" fo:font-weight="bold" officeooo:rsid="00ad9e52" style:font-size-asian="14pt" style:font-style-asian="normal" style:font-weight-asian="bold" style:font-size-complex="14pt" style:font-style-complex="normal" style:font-weight-complex="bold"/>
    </style:style>
    <style:style style:name="T98" style:family="text">
      <style:text-properties fo:color="#009900" loext:opacity="100%" fo:font-size="6pt" fo:font-style="normal" fo:font-weight="bold" officeooo:rsid="005b30c9" style:font-size-asian="5.25pt" style:font-style-asian="normal" style:font-weight-asian="bold" style:font-size-complex="6pt" style:font-style-complex="normal" style:font-weight-complex="bold"/>
    </style:style>
    <style:style style:name="T99" style:family="text">
      <style:text-properties officeooo:rsid="00643e23"/>
    </style:style>
    <style:style style:name="T100" style:family="text">
      <style:text-properties style:font-name="DejaVu Sans" fo:font-weight="bold" officeooo:rsid="001b4110" style:font-name-asian="DejaVu Sans3" style:font-weight-asian="bold" style:font-name-complex="DejaVu Sans3" style:font-weight-complex="bold"/>
    </style:style>
    <style:style style:name="T101" style:family="text">
      <style:text-properties style:font-name="DejaVu Sans" fo:font-weight="bold" officeooo:rsid="0045031f" style:font-name-asian="DejaVu Sans3" style:font-weight-asian="bold" style:font-name-complex="DejaVu Sans3" style:font-weight-complex="bold"/>
    </style:style>
    <style:style style:name="T102" style:family="text">
      <style:text-properties style:font-name="DejaVu Sans" fo:font-weight="bold" officeooo:rsid="0031062d" style:font-name-asian="DejaVu Sans3" style:font-weight-asian="bold" style:font-name-complex="DejaVu Sans3" style:font-weight-complex="bold"/>
    </style:style>
    <style:style style:name="T103" style:family="text">
      <style:text-properties style:font-name="DejaVu Sans" officeooo:rsid="001b4110" style:font-name-asian="DejaVu Sans3" style:font-name-complex="DejaVu Sans3"/>
    </style:style>
    <style:style style:name="T104" style:family="text">
      <style:text-properties style:font-name="DejaVu Sans" officeooo:rsid="0031062d" style:font-name-asian="DejaVu Sans3" style:font-name-complex="DejaVu Sans3"/>
    </style:style>
    <style:style style:name="T105" style:family="text">
      <style:text-properties style:font-name="DejaVu Sans" officeooo:rsid="001c4861" style:font-name-asian="DejaVu Sans3" style:font-name-complex="DejaVu Sans3"/>
    </style:style>
    <style:style style:name="T106" style:family="text">
      <style:text-properties style:font-name="DejaVu Sans" fo:font-style="normal" fo:font-weight="bold" officeooo:rsid="001b4110" style:font-name-asian="DejaVu Sans3" style:font-style-asian="normal" style:font-weight-asian="bold" style:font-name-complex="DejaVu Sans3" style:font-style-complex="normal" style:font-weight-complex="bold"/>
    </style:style>
    <style:style style:name="T107" style:family="text">
      <style:text-properties style:font-name="DejaVu Sans" fo:font-style="normal" fo:font-weight="bold" officeooo:rsid="0035f612" style:font-name-asian="DejaVu Sans3" style:font-style-asian="normal" style:font-weight-asian="bold" style:font-name-complex="DejaVu Sans3" style:font-style-complex="normal" style:font-weight-complex="bold"/>
    </style:style>
    <style:style style:name="T108" style:family="text">
      <style:text-properties style:font-name="DejaVu Sans" fo:font-style="normal" fo:font-weight="bold" officeooo:rsid="0031062d" style:font-name-asian="DejaVu Sans3" style:font-style-asian="normal" style:font-weight-asian="bold" style:font-name-complex="DejaVu Sans3" style:font-style-complex="normal" style:font-weight-complex="bold"/>
    </style:style>
    <style:style style:name="T109" style:family="text">
      <style:text-properties style:font-name="DejaVu Sans" fo:font-style="normal" officeooo:rsid="0035f612" style:font-name-asian="DejaVu Sans3" style:font-style-asian="normal" style:font-name-complex="DejaVu Sans3" style:font-style-complex="normal"/>
    </style:style>
    <style:style style:name="T110" style:family="text">
      <style:text-properties style:font-name="DejaVu Sans" fo:font-style="normal" officeooo:rsid="001b4110" style:font-name-asian="DejaVu Sans3" style:font-style-asian="normal" style:font-name-complex="DejaVu Sans3" style:font-style-complex="normal"/>
    </style:style>
    <style:style style:name="T111" style:family="text">
      <style:text-properties style:font-name="DejaVu Sans" fo:font-style="normal" officeooo:rsid="0031062d" style:font-name-asian="DejaVu Sans3" style:font-style-asian="normal" style:font-name-complex="DejaVu Sans3" style:font-style-complex="normal"/>
    </style:style>
    <style:style style:name="T112" style:family="text">
      <style:text-properties style:font-name="DejaVu Sans" fo:font-style="normal" officeooo:rsid="001c4861" style:font-name-asian="DejaVu Sans3" style:font-style-asian="normal" style:font-name-complex="DejaVu Sans3" style:font-style-complex="normal"/>
    </style:style>
    <style:style style:name="T113" style:family="text">
      <style:text-properties officeooo:rsid="006b8fdf"/>
    </style:style>
    <style:style style:name="T114" style:family="text">
      <style:text-properties officeooo:rsid="006b8fdf" fo:background-color="#33ff99" loext:char-shading-value="0"/>
    </style:style>
    <style:style style:name="T115" style:family="text">
      <style:text-properties officeooo:rsid="006b8fdf" fo:background-color="#b2b2b2" loext:char-shading-value="0"/>
    </style:style>
    <style:style style:name="T116" style:family="text">
      <style:text-properties officeooo:rsid="006b8fdf" fo:background-color="#00ccff" loext:char-shading-value="0"/>
    </style:style>
    <style:style style:name="T117" style:family="text">
      <style:text-properties officeooo:rsid="006dce93"/>
    </style:style>
    <style:style style:name="T118" style:family="text">
      <style:text-properties style:font-name="Liberation Sans" fo:font-style="normal" officeooo:rsid="00711a1a" style:font-style-asian="normal" style:font-style-complex="normal"/>
    </style:style>
    <style:style style:name="T119" style:family="text">
      <style:text-properties fo:background-color="#ccff00" loext:char-shading-value="0"/>
    </style:style>
    <style:style style:name="T120" style:family="text">
      <style:text-properties fo:background-color="#66ffff" loext:char-shading-value="0"/>
    </style:style>
    <style:style style:name="T121" style:family="text">
      <style:text-properties fo:background-color="#ff9999" loext:char-shading-value="0"/>
    </style:style>
    <style:style style:name="T122" style:family="text">
      <style:text-properties officeooo:rsid="0073a76e"/>
    </style:style>
    <style:style style:name="T123" style:family="text">
      <style:text-properties officeooo:rsid="00786566"/>
    </style:style>
    <style:style style:name="T124" style:family="text">
      <style:text-properties fo:font-size="10.5pt" fo:font-style="normal" officeooo:rsid="004b51cf" style:font-size-asian="10.5pt" style:font-style-asian="normal" style:font-size-complex="10.5pt" style:font-style-complex="normal"/>
    </style:style>
    <style:style style:name="T125" style:family="text">
      <style:text-properties fo:font-size="10.5pt" fo:font-style="normal" officeooo:rsid="004bdaf8" style:font-size-asian="10.5pt" style:font-style-asian="normal" style:font-size-complex="10.5pt" style:font-style-complex="normal"/>
    </style:style>
    <style:style style:name="T126" style:family="text">
      <style:text-properties fo:font-size="10.5pt" fo:font-style="normal" officeooo:rsid="007349e6" style:font-size-asian="10.5pt" style:font-style-asian="normal" style:font-size-complex="10.5pt" style:font-style-complex="normal"/>
    </style:style>
    <style:style style:name="T127" style:family="text">
      <style:text-properties fo:font-size="10.5pt" fo:font-style="normal" officeooo:rsid="008800af" style:font-size-asian="10.5pt" style:font-style-asian="normal" style:font-size-complex="10.5pt" style:font-style-complex="normal"/>
    </style:style>
    <style:style style:name="T128" style:family="text">
      <style:text-properties fo:background-color="#666633" loext:char-shading-value="0"/>
    </style:style>
    <style:style style:name="T129" style:family="text">
      <style:text-properties officeooo:rsid="008e472e"/>
    </style:style>
    <style:style style:name="T130" style:family="text">
      <style:text-properties officeooo:rsid="00902386"/>
    </style:style>
    <style:style style:name="T131" style:family="text">
      <style:text-properties officeooo:rsid="0094881d"/>
    </style:style>
    <style:style style:name="T132" style:family="text">
      <style:text-properties style:font-name="DejaVu Sans1" fo:font-size="12pt" officeooo:rsid="0094881d" style:font-size-asian="10.5pt" style:font-weight-asian="normal"/>
    </style:style>
    <style:style style:name="T133" style:family="text">
      <style:text-properties style:font-name="DejaVu Sans1" fo:font-size="12pt" officeooo:rsid="0095b45e" style:font-size-asian="10.5pt" style:font-weight-asian="normal"/>
    </style:style>
    <style:style style:name="T134" style:family="text">
      <style:text-properties officeooo:rsid="0095b45e"/>
    </style:style>
    <style:style style:name="T135" style:family="text">
      <style:text-properties officeooo:rsid="009663eb"/>
    </style:style>
    <style:style style:name="T136" style:family="text">
      <style:text-properties officeooo:rsid="009a421e"/>
    </style:style>
    <style:style style:name="T137" style:family="text">
      <style:text-properties fo:font-weight="normal" style:font-weight-asian="normal" style:font-weight-complex="normal"/>
    </style:style>
    <style:style style:name="T138" style:family="text">
      <style:text-properties fo:font-weight="normal" officeooo:rsid="009a421e" style:font-weight-asian="normal" style:font-weight-complex="normal"/>
    </style:style>
    <style:style style:name="T139" style:family="text">
      <style:text-properties officeooo:rsid="009c7e6d"/>
    </style:style>
    <style:style style:name="T140" style:family="text">
      <style:text-properties officeooo:rsid="009b2851"/>
    </style:style>
    <style:style style:name="T141" style:family="text">
      <style:text-properties officeooo:rsid="009be015"/>
    </style:style>
    <style:style style:name="T142" style:family="text">
      <style:text-properties fo:color="#c9211e" loext:opacity="100%"/>
    </style:style>
    <style:style style:name="T143" style:family="text">
      <style:text-properties fo:color="#c9211e" loext:opacity="100%" officeooo:rsid="009be015"/>
    </style:style>
    <style:style style:name="T144" style:family="text">
      <style:text-properties fo:color="#c9211e" loext:opacity="100%" officeooo:rsid="009c7e6d"/>
    </style:style>
    <style:style style:name="T145" style:family="text">
      <style:text-properties fo:color="#c9211e" loext:opacity="100%" officeooo:rsid="00a6b903"/>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officeooo:rsid="00a3f9fd"/>
    </style:style>
    <style:style style:name="T148" style:family="text">
      <style:text-properties style:text-underline-style="solid" style:text-underline-width="auto" style:text-underline-color="font-color" officeooo:rsid="00a89be9"/>
    </style:style>
    <style:style style:name="T149" style:family="text">
      <style:text-properties style:text-underline-style="solid" style:text-underline-width="auto" style:text-underline-color="font-color" officeooo:rsid="00aa2c0b"/>
    </style:style>
    <style:style style:name="T150" style:family="text">
      <style:text-properties style:text-underline-style="none"/>
    </style:style>
    <style:style style:name="T151" style:family="text">
      <style:text-properties style:text-underline-style="none" officeooo:rsid="00a3f9fd"/>
    </style:style>
    <style:style style:name="T152" style:family="text">
      <style:text-properties style:text-underline-style="none" officeooo:rsid="00aa2c0b"/>
    </style:style>
    <style:style style:name="T153" style:family="text">
      <style:text-properties officeooo:rsid="00a89be9"/>
    </style:style>
    <style:style style:name="T154" style:family="text">
      <style:text-properties fo:background-color="#00e472" loext:char-shading-value="0"/>
    </style:style>
    <style:style style:name="T155" style:family="text">
      <style:text-properties officeooo:rsid="00264b60" fo:background-color="#00e472" loext:char-shading-value="0"/>
    </style:style>
    <style:style style:name="T156" style:family="text">
      <style:text-properties officeooo:rsid="0023d163" fo:background-color="#00e472" loext:char-shading-value="0"/>
    </style:style>
    <style:style style:name="T157" style:family="text">
      <style:text-properties officeooo:rsid="002726aa" fo:background-color="#00e472" loext:char-shading-value="0"/>
    </style:style>
    <style:style style:name="T158" style:family="text">
      <style:text-properties officeooo:rsid="0035f612" fo:background-color="#00e472" loext:char-shading-value="0"/>
    </style:style>
    <style:style style:name="T159" style:family="text">
      <style:text-properties fo:background-color="#e300e3" loext:char-shading-value="0"/>
    </style:style>
    <style:style style:name="T160" style:family="text">
      <style:text-properties officeooo:rsid="00681634" fo:background-color="#e300e3" loext:char-shading-value="0"/>
    </style:style>
    <style:style style:name="T161" style:family="text">
      <style:text-properties fo:background-color="#e47200" loext:char-shading-value="0"/>
    </style:style>
    <style:style style:name="T162" style:family="text">
      <style:text-properties fo:background-color="#939393" loext:char-shading-value="0"/>
    </style:style>
    <style:style style:name="T163" style:family="text">
      <style:text-properties officeooo:rsid="002726aa" fo:background-color="#939393" loext:char-shading-value="0"/>
    </style:style>
    <style:style style:name="T164" style:family="text">
      <style:text-properties officeooo:rsid="0023912a" fo:background-color="#939393" loext:char-shading-value="0"/>
    </style:style>
    <style:style style:name="T165" style:family="text">
      <style:text-properties officeooo:rsid="002726aa" fo:background-color="#00caca" loext:char-shading-value="0"/>
    </style:style>
    <style:style style:name="T166" style:family="text">
      <style:text-properties fo:background-color="#00e3e3" loext:char-shading-value="0"/>
    </style:style>
    <style:style style:name="T167" style:family="text">
      <style:text-properties officeooo:rsid="00224871" fo:background-color="#00e3e3" loext:char-shading-value="0"/>
    </style:style>
    <style:style style:name="T168" style:family="text">
      <style:text-properties officeooo:rsid="0035f612" fo:background-color="#00e3e3" loext:char-shading-value="0"/>
    </style:style>
    <style:style style:name="T169" style:family="text">
      <style:text-properties officeooo:rsid="00ac01b1"/>
    </style:style>
    <style:style style:name="T170" style:family="text">
      <style:text-properties fo:background-color="#ffff00" loext:char-shading-value="0"/>
    </style:style>
    <style:style style:name="T171" style:family="text">
      <style:text-properties officeooo:rsid="00ad9e52"/>
    </style:style>
    <style:style style:name="T172" style:family="text">
      <style:text-properties officeooo:rsid="00b0625c"/>
    </style:style>
    <style:style style:name="T173" style:family="text">
      <style:text-properties officeooo:rsid="00b30a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803cm" fo:text-indent="-0.635cm" fo:margin-left="2.80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438cm" fo:text-indent="-0.635cm" fo:margin-left="3.43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73cm" fo:text-indent="-0.635cm" fo:margin-left="4.07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708cm" fo:text-indent="-0.635cm" fo:margin-left="4.7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343cm" fo:text-indent="-0.635cm" fo:margin-left="5.34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78cm" fo:text-indent="-0.635cm" fo:margin-left="5.97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613cm" fo:text-indent="-0.635cm" fo:margin-left="6.61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248cm" fo:text-indent="-0.635cm" fo:margin-left="7.24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83cm" fo:text-indent="-0.635cm" fo:margin-left="7.88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18cm" fo:text-indent="-0.635cm" fo:margin-left="8.518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1" draw:name="Image1" text:anchor-type="paragraph" svg:x="-1.45cm" svg:y="-1.401cm" svg:width="2.275cm" svg:height="0.794cm" draw:z-index="0"><draw:image xlink:href="Pictures/10000000000000560000001EC7A902C5CA082181.png" xlink:type="simple" xlink:show="embed" xlink:actuate="onLoad" draw:mime-type="image/png"/></draw:frame>Synthèse <text:span text:style-name="T130">n°1 : <text:line-break/>TIC et façon de penser</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54"><text:a xlink:type="simple" xlink:href="#__RefHeading___Toc61379_1477540417" text:style-name="Index_20_Link" text:visited-style-name="Index_20_Link">1 Une brève définition de la synthèse de documents<text:tab/>1</text:a></text:p>
          <text:p text:style-name="P54"><text:a xlink:type="simple" xlink:href="#__RefHeading___Toc7154_442912819" text:style-name="Index_20_Link" text:visited-style-name="Index_20_Link">2 La problématique<text:tab/>2</text:a></text:p>
          <text:p text:style-name="P54"><text:a xlink:type="simple" xlink:href="#__RefHeading___Toc6288_154911201" text:style-name="Index_20_Link" text:visited-style-name="Index_20_Link">3 Les idées importantes du corpus<text:tab/>3</text:a></text:p>
          <text:p text:style-name="P54"><text:a xlink:type="simple" xlink:href="#__RefHeading___Toc6290_154911201" text:style-name="Index_20_Link" text:visited-style-name="Index_20_Link">4 L’introduction<text:tab/>4</text:a></text:p>
          <text:p text:style-name="P54"><text:a xlink:type="simple" xlink:href="#__RefHeading___Toc6292_154911201" text:style-name="Index_20_Link" text:visited-style-name="Index_20_Link">5 La conclusion<text:tab/>6</text:a></text:p>
          <text:p text:style-name="P54"><text:a xlink:type="simple" xlink:href="#__RefHeading___Toc6310_154911201" text:style-name="Index_20_Link" text:visited-style-name="Index_20_Link">6 <text:span text:style-name="T19">Le développement</text:span><text:tab/>7</text:a></text:p>
        </text:index-body>
      </text:table-of-content>
      <text:p text:style-name="P14"/>
      <text:h text:style-name="P67" text:outline-level="1"><text:bookmark-start text:name="__RefHeading___Toc61379_1477540417"/>Une <text:span text:style-name="T135">brève </text:span>définition de la synthèse de documents<text:bookmark-end text:name="__RefHeading___Toc61379_1477540417"/></text:h>
      <text:p text:style-name="Text_20_body"><text:span text:style-name="T1">La synthèse </text:span><text:span text:style-name="T7">de documents</text:span><text:span text:style-name="T1"> est une production écrite structurée</text:span> (introduction, développement <text:span text:style-name="T131">suivant un plan</text:span>, conclusion) <text:span text:style-name="T1">à partir d’une documentation </text:span><text:span text:style-name="T8">composée de plusieurs</text:span><text:span text:style-name="T1"> documents</text:span><text:note text:id="ftn1" text:note-class="footnote"><text:note-citation>1</text:note-citation><text:note-body><text:p text:style-name="P55">Pour les synthèses que je donnerai, il y aura quatre à six textes, le plus souvent journalistiques.<text:line-break/><text:span text:style-name="T134">Dans un concours, ces documents peuvent être soit des textes (littéraires, journalistiques, etc.) soit des représentations (photographies, dessins humoristiques, tableaux de statistiques, etc.).</text:span></text:p></text:note-body></text:note> <text:span text:style-name="T1">sur un thème précisé dans l’énoncé du sujet</text:span>. Il est à souligner que le développement n’utilise que les données fournies par les documents-sources soumis à l’analyse.</text:p>
      <text:p text:style-name="P57"><text:span text:style-name="T131">En effet, l</text:span>a synthèse consiste à <text:span text:style-name="T1">rendre compte de plusieurs documents de façon objective</text:span> (on n’a pas le droit de donner son avis dans l’introduction ni dans le développement), <text:span text:style-name="T1">concise</text:span> (<text:span text:style-name="T131">pour faire gagner du temps à</text:span><text:span text:style-name="T132"> son destinataire </text:span><text:span text:style-name="T133">et pour prouver qu’on sait aller à l’essentiel</text:span>) <text:span text:style-name="T1">et ordonnée</text:span> (un plan logique, bien construit, avec des connecteurs logiques nombreux).</text:p>
      <text:p text:style-name="P58"/>
      <text:h text:style-name="P68" text:outline-level="1"><text:bookmark-start text:name="__RefHeading___Toc7154_442912819"/>La problématique<text:bookmark-end text:name="__RefHeading___Toc7154_442912819"/></text:h>
      <text:p text:style-name="P56">Garde<text:span text:style-name="T11">z</text:span> en tête qu’<text:span text:style-name="T1">une synthèse est avant tout une démonstration</text:span> : il s’agit de répondre à la problématique et de prouver que celle-ci avance une idée complètement juste ou partiellement juste (plus rarement fausse).</text:p>
      <text:p text:style-name="P5"><text:span text:style-name="T4">L</text:span><text:span text:style-name="T1">i</text:span><text:span text:style-name="T6">sez</text:span><text:span text:style-name="T1"> le </text:span><text:span text:style-name="T5">sujet</text:span><text:span text:style-name="T1"> concernant </text:span><text:span text:style-name="T9">cette synthèse n°1</text:span> :</text:p>
      <text:list text:style-name="L1">
        <text:list-item>
          <text:p text:style-name="P79">quels sont les mots à conserver pour trouver une problématique ?</text:p>
        </text:list-item>
        <text:list-item>
          <text:p text:style-name="P80">quelle peut être la problématique de cette synthèse ?</text:p>
        </text:list-item>
      </text:list>
      <text:p text:style-name="P6"/>
      <text:p text:style-name="P6"/>
      <text:p text:style-name="P9"><text:span text:style-name="T140">1) </text:span>Les mots à conserver pour trouver une problématique sont en rapport avec le sujet, ici les mots sont TIC et façon de penser.</text:p>
      <text:p text:style-name="P9"/>
      <text:p text:style-name="P7">2) <text:span text:style-name="T141">Comment</text:span><text:span text:style-name="T139"> le</text:span><text:span text:style-name="T141">s </text:span><text:span text:style-name="T143">TIC</text:span><text:span text:style-name="T141"> interagissement sur notre</text:span><text:span text:style-name="T139"> </text:span><text:span text:style-name="T144">façon de penser</text:span><text:span text:style-name="T139"> ?</text:span></text:p>
      <text:p text:style-name="P10">Les <text:span text:style-name="T142">TIC</text:span><text:span text:style-name="T145"> (Technologies de l’information et de la communication)</text:span> influencent-ils notre <text:span text:style-name="T142">façon de penser</text:span> ? Si oui, comment ?</text:p>
      <text:p text:style-name="P10"/>
      <text:p text:style-name="P11"><text:span text:style-name="T146">Remarque </text:span>: Pas de question fermé, (oui, non) sinon la transformer en question ouverte.</text:p>
      <text:p text:style-name="P11"/>
      <text:p text:style-name="P8"/>
      <text:h text:style-name="P69" text:outline-level="1"><text:bookmark-start text:name="__RefHeading___Toc6288_154911201"/>Le<text:span text:style-name="T136">s</text:span> <text:span text:style-name="T136">idées importantes du </text:span>corpus<text:bookmark-end text:name="__RefHeading___Toc6288_154911201"/></text:h>
      <text:list text:style-name="L2">
        <text:list-item>
          <text:p text:style-name="P83"><text:span text:style-name="T1">Lisez le corpus</text:span> concernant « TIC et façon de penser ».</text:p>
        </text:list-item>
        <text:list-item>
          <text:p text:style-name="P83"><text:span text:style-name="T2">Surlignez les passages qui vous semblent importants</text:span><text:span text:style-name="T69"> pour répondre à </text:span><text:span text:style-name="T136">la</text:span><text:span text:style-name="T69"> problématique.</text:span></text:p>
        </text:list-item>
        <text:list-item>
          <text:p text:style-name="P83"><text:span text:style-name="T10">Notez la </text:span><text:span text:style-name="T1">thèse de chacun des cinq textes</text:span><text:span text:style-name="T137"> – </text:span><text:span text:style-name="T138">vous pouvez la recopier ou la reformuler</text:span>.</text:p>
        </text:list-item>
      </text:list>
      <text:p text:style-name="P59"/>
      <text:p text:style-name="P61"><text:span text:style-name="T147">Texte N°1 :</text:span><text:span text:style-name="T151"> <text:s/></text:span>la capacité de lire des documents longs n'est pas affectée par la technologie mais plutôt par un manque de volonté personnelle</text:p>
      <text:p text:style-name="P61"/>
      <text:p text:style-name="P62"><text:span text:style-name="T148">Texte N°2 : </text:span>l'utilisation d'Internet a détruit la capacité des gens à lire en profondeur et à penser de la même façon qu'avant <text:span text:style-name="T153">mais aussi </text:span>que l'invention de l'imprimerie a eu un impact considérable sur la façon dont les gens ont accédé à l'information et appris à lire, mais a également conduit à un trop-plein d'informations et des préoccupations quant à la capacité des gens à lire en profondeur.</text:p>
      <text:p text:style-name="P62"/>
      <text:p text:style-name="P62"><text:span text:style-name="T148">Texte N°3 : </text:span>le multitasking, ou l'accomplissement de plusieurs tâches simultanément, est en réalité un mythe de l'efficacité qui nuisent gravement à notre productivité car notre cerveau ne peut en réalité faire qu'une seule chose à la fois.</text:p>
      <text:p text:style-name="P62"/>
      <text:p text:style-name="P63"><text:span text:style-name="T149">Texte N°4 : </text:span><text:span text:style-name="T152"><text:s/></text:span>la sérendipité, ou la découverte par hasard ou par sagacité de résultats qu’on ne cherchait pas, est favorisée par la navigation hypertextuelle sur Internet, notamment par les moteurs de recherche</text:p>
      <text:p text:style-name="P63"/>
      <text:p text:style-name="P60">Texte N°5 : <text:span text:style-name="T150"><text:s text:c="2"/>les médias sociaux et Internet tendent à uniformiser les informations et à limiter la sérendipité, contrairement à Wikipédia qui favorise la curiosité et la découverte de nouvelles informations par hasard.</text:span></text:p>
      <text:h text:style-name="P72" text:outline-level="1"><text:bookmark-start text:name="__RefHeading___Toc6290_154911201"/>L’introduction<text:bookmark-end text:name="__RefHeading___Toc6290_154911201"/></text:h>
      <text:p text:style-name="Standard"><text:span text:style-name="T1">En vous aidant du cours</text:span>, <text:span text:style-name="T66">analysez</text:span> <text:span text:style-name="T67">l</text:span>es <text:span text:style-name="T66">trois</text:span> introductions <text:span text:style-name="T71">suivantes. </text:span><text:span text:style-name="T72">Pour ce faire :</text:span></text:p>
      <text:list xml:id="list3613603062" text:style-name="L3">
        <text:list-item>
          <text:p text:style-name="P84"><text:span text:style-name="T113">surlignez dans chaque introduction (si c’est présent, bien sûr)<text:line-break/><text:tab/><text:tab/>- en</text:span><text:span text:style-name="T44"> </text:span><text:span text:style-name="T45">vert</text:span><text:span text:style-name="T44"> l’entrée en matière (c’est-à-dire la présentation du sujet), <text:line-break/><text:tab/><text:tab/>- en </text:span><text:span text:style-name="T46">gris</text:span><text:span text:style-name="T44"> la </text:span><text:span text:style-name="T43">présentation des </text:span><text:span text:style-name="T44">documents</text:span><text:span text:style-name="T43">, <text:line-break/><text:tab/><text:tab/>- </text:span><text:span text:style-name="T44">en </text:span><text:span text:style-name="T47">turquoise</text:span><text:span text:style-name="T44"> la problématique, <text:line-break/><text:tab/><text:tab/>- en </text:span><text:span text:style-name="T48">mauve</text:span><text:span text:style-name="T44"> </text:span><text:span text:style-name="T113">l’annonce du plan</text:span> ;</text:p>
        </text:list-item>
        <text:list-item>
          <text:p text:style-name="P84"><text:span text:style-name="T12">surlignez dans chaque barème :<text:line-break/><text:tab/><text:tab/>- en</text:span><text:span text:style-name="T41"> </text:span><text:span text:style-name="T42">orange</text:span><text:span text:style-name="T41"> ce qui est absent,<text:line-break/><text:tab/><text:tab/>- en </text:span><text:span text:style-name="T49">jaune</text:span><text:span text:style-name="T15"> </text:span><text:span text:style-name="T12">ce qui est présent mais qui pose problème, que ce soit confus, erroné ou incomplet </text:span><text:span text:style-name="T63">➨ </text:span><text:span text:style-name="T100">commentez </text:span><text:span text:style-name="T101">précisément</text:span><text:span text:style-name="T103"> dans la case située à droite ce qui </text:span><text:span text:style-name="T104">va </text:span><text:span text:style-name="T102">ET</text:span><text:span text:style-name="T104"> ce qui </text:span><text:span text:style-name="T103">ne va pas</text:span><text:span text:style-name="T105">.</text:span></text:p>
        </text:list-item>
      </text:list>
      <text:list xml:id="list461063763" text:style-name="L4">
        <text:list-item>
          <text:list>
            <text:list-item>
              <text:p text:style-name="P75"><text:span text:style-name="T154">Les technologies de l’information et de la communication (TIC) ont modifié <text:s/>nos comportements au sein de la société.</text:span> <text:span text:style-name="T166">Pour savoir en quoi elles ont modifiés </text:span><text:span text:style-name="T167">ceux-ci</text:span><text:span text:style-name="T159">, nous allons observer les changements survenus dans notre façon de lire. Ensuite nous étudierons l’impact qu’a le multitasking sur nos vies. S’ensuivra e</text:span><text:span text:style-name="T160">nfin </text:span><text:span text:style-name="T159">une étude de la sérendipité liée à Internet.</text:span></text:p>
            </text:list-item>
          </text:list>
        </text:list-item>
      </text:list>
      <table:table table:name="Tableau1" table:style-name="Tableau1">
        <table:table-column table:style-name="Tableau1.A"/>
        <table:table-column table:style-name="Tableau1.B"/>
        <table:table-row>
          <table:table-cell table:style-name="Tableau1.A1" office:value-type="string">
            <text:p text:style-name="P40"><text:span text:style-name="T1">Introduction </text:span>: <text:span text:style-name="T65">1) </text:span><text:span text:style-name="T170">entrée en matière</text:span> ; <text:span text:style-name="T65">2) </text:span><text:span text:style-name="T161">présentation des documents </text:span>; <text:s text:c="8"/><text:span text:style-name="T65">3) </text:span><text:span text:style-name="T170">problématique</text:span><text:span text:style-name="T89"> </text:span>; <text:span text:style-name="T65">4) </text:span>plan</text:p>
          </table:table-cell>
          <table:table-cell table:style-name="Tableau1.B1" office:value-type="string">
            <text:p text:style-name="P44">Comportement = hors sujet car façon d’agir et non façon de penser</text:p>
            <text:p text:style-name="P43"><text:span text:style-name="T169">0.5</text:span>/<text:span text:style-name="T13">1,5</text:span></text:p>
          </table:table-cell>
        </table:table-row>
      </table:table>
      <text:list xml:id="list145212502764428" text:continue-numbering="true" text:style-name="L4">
        <text:list-item>
          <text:list>
            <text:list-item>
              <text:p text:style-name="P75"><text:span text:style-name="T154">L’utilisation des technologies de l’information et de la communication (TIC) a connu un développement phénoménal ces dernières décennies, </text:span><text:span text:style-name="T155">au point que beaucoup de personnes ont du mal à se passer d’elles</text:span><text:span text:style-name="T154">. </text:span><text:span text:style-name="T156">Cette </text:span><text:span text:style-name="T154">révolution technologique en cours </text:span><text:span text:style-name="T157">permet un accès quasi permanent à une masse colossale d’informations.</text:span><text:span text:style-name="T62"> </text:span><text:span text:style-name="T165">De ce fait, bouleverse-t-elle notre manière de penser ?</text:span><text:span text:style-name="T163"> L</text:span><text:span text:style-name="T162">es articles « Vers de nouvelles manières de lire » d’H. Guillaud </text:span><text:span text:style-name="T164">(</text:span><text:span text:style-name="T50">2009</text:span><text:span text:style-name="T51">)</text:span><text:span text:style-name="T50">, « Je lis sur le web donc je pense autrement » de M. Agger </text:span><text:span text:style-name="T51">(</text:span><text:span text:style-name="T50">2010</text:span><text:span text:style-name="T51">)</text:span><text:span text:style-name="T50">, « </text:span><text:span text:style-name="T51">Pour en finir avec le multitasking, débranchez » d’É. Gless et H. Guillaud (2009 et 2013), « La sérendipité sur </text:span><text:span text:style-name="T52">I</text:span><text:span text:style-name="T51">nternet : égarement documentaire ou recherche créatrice ? » d’E. Sandri (2013), </text:span><text:span text:style-name="T53">et </text:span><text:span text:style-name="T51">« Wikipédia, dernier bastion de la sérendipité sur Internet » de M. Dejean (2014) </text:span><text:span text:style-name="T52">permettent de répondre à cette question</text:span><text:span text:style-name="T51">.</text:span><text:span text:style-name="T20"> </text:span><text:span text:style-name="T58">Je parlerai dans un premier temps des nouveautés apportées par les TIC et dans un second temps de leur impact sur la pensée humaine.</text:span></text:p>
            </text:list-item>
          </text:list>
        </text:list-item>
      </text:list>
      <table:table table:name="Tableau2" table:style-name="Tableau2">
        <table:table-column table:style-name="Tableau2.A"/>
        <table:table-column table:style-name="Tableau2.B"/>
        <table:table-row>
          <table:table-cell table:style-name="Tableau2.A1" office:value-type="string">
            <text:p text:style-name="P41"><text:span text:style-name="T1">Introduction </text:span>: <text:span text:style-name="T65">1) </text:span>entrée en matière ; <text:span text:style-name="T65">2) </text:span>présentation des documents ; <text:span text:style-name="T65">3) </text:span><text:span text:style-name="T170">problématique </text:span>; <text:span text:style-name="T65">4) </text:span><text:span text:style-name="T170">plan</text:span></text:p>
          </table:table-cell>
          <table:table-cell table:style-name="Tableau2.B1" office:value-type="string">
            <text:p text:style-name="P44">Problématique est une question fermée </text:p>
            <text:p text:style-name="P44">Plan ne convient pas </text:p>
            <text:p text:style-name="P42"><text:span text:style-name="T169">1.25</text:span>/<text:span text:style-name="T13">1,5</text:span></text:p>
          </table:table-cell>
        </table:table-row>
      </table:table>
      <text:list xml:id="list145213860067555" text:continue-numbering="true" text:style-name="L4">
        <text:list-item>
          <text:list>
            <text:list-item>
              <text:p text:style-name="P75"><text:span text:style-name="T60">Les nouvelles technologies sont de plus en plus présentes dans nos vies pour communiquer, apprendre, consommer, travailler, etc</text:span><text:span text:style-name="T22">. </text:span><text:span text:style-name="T61">Changent-elles la façon et la capacité d’apprentissage ? </text:span><text:span text:style-name="T50">Les </text:span><text:span text:style-name="T54">cinq</text:span><text:span text:style-name="T50"> textes suivants répondent </text:span><text:span text:style-name="T55">en grande partie </text:span><text:span text:style-name="T50">à cette question : </text:span><text:span text:style-name="T56">« Vers de nouvelles manières de lire » d’Hubert Guillaud </text:span><text:span text:style-name="T50">pour </text:span><text:span text:style-name="T16">Internet actu </text:span><text:span text:style-name="T51">(</text:span><text:span text:style-name="T56">2009</text:span><text:span text:style-name="T51">)</text:span><text:span text:style-name="T56">, « Je lis sur le web donc je pense autrement » de Mickael Agger </text:span><text:span text:style-name="T50">pour </text:span><text:span text:style-name="T16">Slate </text:span><text:span text:style-name="T51">(</text:span><text:span text:style-name="T56">2010</text:span><text:span text:style-name="T51">)</text:span><text:span text:style-name="T56">, « </text:span><text:span text:style-name="T51">Pour en </text:span><text:soft-page-break/><text:span text:style-name="T51">finir avec le multitasking, débranchez » d’Étienne Gless </text:span><text:span text:style-name="T50">pour </text:span><text:span text:style-name="T16">L’Entreprise </text:span><text:span text:style-name="T51">et Hubert Guillaud </text:span><text:span text:style-name="T50">pour </text:span><text:span text:style-name="T16">Internet actu </text:span><text:span text:style-name="T51">(2009 et 2013), « La sérendipité sur </text:span><text:span text:style-name="T52">I</text:span><text:span text:style-name="T51">nternet : égarement documentaire ou recherche créatrice ? » d’Eva Sandri (2013) </text:span><text:span text:style-name="T57">et</text:span><text:span text:style-name="T51"> « Wikipédia, dernier bastion de la sérendipité sur Internet » de Mathieu Dejean </text:span><text:span text:style-name="T50">pour </text:span><text:span text:style-name="T16">Slate</text:span><text:span text:style-name="T51"> (2014).</text:span><text:span text:style-name="T20"> </text:span><text:span text:style-name="T59">Tout d’abord nous verrons que l’apprentissage du savoir est en train de changer, puis nous aborderons deux aspects du </text:span><text:span text:style-name="T17">sur</text:span><text:span text:style-name="T18">f</text:span><text:span text:style-name="T59"> sur Internet : la sérendipité et l’uniformisation, enfin nous essayerons d’expliquer en quoi les nouvelles habitudes de consommation de l’information peuvent parfois être dangereuses pour le développement de l’Homme.</text:span></text:p>
            </text:list-item>
          </text:list>
        </text:list-item>
      </text:list>
      <table:table table:name="Tableau3" table:style-name="Tableau3">
        <table:table-column table:style-name="Tableau3.A"/>
        <table:table-column table:style-name="Tableau3.B"/>
        <table:table-row>
          <table:table-cell table:style-name="Tableau3.A1" office:value-type="string">
            <text:p text:style-name="P4"><text:span text:style-name="T1">Introduction </text:span>: <text:span text:style-name="T65">1) </text:span><text:span text:style-name="T170">entrée en matière ;</text:span> <text:span text:style-name="T65">2) </text:span>présentation des documents ; <text:span text:style-name="T65">3) </text:span><text:span text:style-name="T170">problématique </text:span>; <text:span text:style-name="T65">4) </text:span>plan</text:p>
          </table:table-cell>
          <table:table-cell table:style-name="Tableau3.B1" office:value-type="string">
            <text:p text:style-name="P13">Entrée en matière : les nouvelles technologies != au TIC</text:p>
            <text:p text:style-name="P13">Problématique : Beaucoup trop restrictive </text:p>
            <text:p text:style-name="P12"><text:span text:style-name="T169">0.75</text:span>/<text:span text:style-name="T13">1,5</text:span></text:p>
          </table:table-cell>
        </table:table-row>
      </table:table>
      <text:h text:style-name="P70" text:outline-level="1"/>
      <text:h text:style-name="P71" text:outline-level="1"><text:bookmark-start text:name="__RefHeading___Toc6292_154911201"/>La conclusion<text:bookmark-end text:name="__RefHeading___Toc6292_154911201"/></text:h>
      <text:p text:style-name="Standard"><text:span text:style-name="T39">En vous aidant du cours</text:span><text:span text:style-name="T21">, </text:span><text:span text:style-name="T23">analysez</text:span><text:span text:style-name="T21"> </text:span><text:span text:style-name="T24">l</text:span><text:span text:style-name="T21">es </text:span><text:span text:style-name="T26">trois</text:span><text:span text:style-name="T21"> </text:span><text:span text:style-name="T24">conclusions </text:span><text:span text:style-name="T73">suivantes. </text:span><text:span text:style-name="T74">Pour ce faire :</text:span></text:p>
      <text:list xml:id="list145214115021733" text:continue-list="list3613603062" text:style-name="L3">
        <text:list-item>
          <text:p text:style-name="P85"><text:span text:style-name="T113">surlignez dans chaque conclusion (si c’est présent, bien sûr)<text:line-break/> – en </text:span><text:span text:style-name="T114">vert</text:span><text:span text:style-name="T113"> le bilan de l’analyse, <text:line-break/> – en </text:span><text:span text:style-name="T115">gris</text:span><text:span text:style-name="T113"> la réponse personnelle à la problématique</text:span>, <text:line-break/> – <text:span text:style-name="T113">en </text:span><text:span text:style-name="T116">turquoise</text:span><text:span text:style-name="T113"> l’ouverture</text:span> ;</text:p>
        </text:list-item>
        <text:list-item>
          <text:p text:style-name="P85"><text:span text:style-name="T117">s</text:span><text:span text:style-name="T75">urlignez dans chaque barème :</text:span><text:span text:style-name="T25"><text:line-break/><text:tab/>- en </text:span><text:span text:style-name="T36">orange</text:span><text:span text:style-name="T25"> ce qui est absent ;<text:line-break/><text:tab/>- en </text:span><text:span text:style-name="T37">jaune</text:span><text:span text:style-name="T25"> ce qui est présent mais qui pose problème, que ce soit confus, erroné ou incomplet </text:span><text:span text:style-name="T64">➨ </text:span><text:span text:style-name="T106">commentez </text:span><text:span text:style-name="T107">précisément</text:span><text:span text:style-name="T109"> </text:span><text:span text:style-name="T110">dans la case située à droite ce qui </text:span><text:span text:style-name="T111">va </text:span><text:span text:style-name="T108">ET</text:span><text:span text:style-name="T111"> ce qui </text:span><text:span text:style-name="T110">ne va pas</text:span><text:span text:style-name="T112">.</text:span></text:p>
        </text:list-item>
      </text:list>
      <text:list text:style-name="L5">
        <text:list-item>
          <text:p text:style-name="P76"><text:span text:style-name="T154">Il </text:span><text:span text:style-name="T158">semble donc que les technologies aient modifié notre façon de penser, mais sans doute est-il trop tôt pour en être sûr. Ce qui est certain c’est que l’évolution technologique ne peut être freinée. </text:span><text:span text:style-name="T168">D’ailleurs, dans un monde où chacun a accès à Google, apprendre ne servira peut-être plus à rien : tout le monde ayant un smartphone, la mémoire devient inutile. En revanche cela nous rend extrêmement dépendants de ces technologies.</text:span></text:p>
        </text:list-item>
      </text:list>
      <table:table table:name="Tableau4" table:style-name="Tableau4">
        <table:table-column table:style-name="Tableau4.A"/>
        <table:table-column table:style-name="Tableau4.B"/>
        <table:table-row>
          <table:table-cell table:style-name="Tableau4.A1" office:value-type="string">
            <text:p text:style-name="P45"><text:span text:style-name="T1">Conclusion </text:span>: <text:span text:style-name="T68">1) </text:span><text:span text:style-name="T170">bilan de l’analyse</text:span> ; 2<text:span text:style-name="T68">) </text:span>réponse personnelle à la problématique ; <text:span text:style-name="T68">3) </text:span><text:span text:style-name="T161">ouverture si possible</text:span></text:p>
            <text:p text:style-name="P51"/>
            <text:p text:style-name="P50">Pour accomplir des tâches il faut avoir appris et mémorisé des choses.</text:p>
          </table:table-cell>
          <table:table-cell table:style-name="Tableau4.B1" office:value-type="string">
            <text:p text:style-name="P52">Le bilan de l’analyse peut aussi être la réponse personnelle à la problématique</text:p>
            <text:p text:style-name="P49">Les 2 premières lignes de l’ouverture sont fausses </text:p>
            <text:p text:style-name="P49">Google n’est en aucun cas un synonyme d’internet</text:p>
            <text:p text:style-name="P47"><text:span text:style-name="T171">0.25</text:span>/1,5</text:p>
          </table:table-cell>
        </table:table-row>
      </table:table>
      <text:list xml:id="list870954346" text:style-name="L6">
        <text:list-item>
          <text:p text:style-name="P77"><text:span text:style-name="T154">Les TIC ont donc un impact très important sur les humains et leur vie de tous les jours. Cependant elles apportent énormément.</text:span><text:span text:style-name="T162"> Pour ma part, je trouve qu’elles sont essentielles et que nous devons continuer à les développer, mais qu’elles doivent être utilisées avec précaution.</text:span></text:p>
        </text:list-item>
      </text:list>
      <table:table table:name="Tableau5" table:style-name="Tableau5">
        <table:table-column table:style-name="Tableau5.A"/>
        <table:table-column table:style-name="Tableau5.B"/>
        <table:table-row>
          <table:table-cell table:style-name="Tableau5.A1" office:value-type="string">
            <text:p text:style-name="P46"><text:span text:style-name="T1">Conclusion </text:span>: <text:span text:style-name="T68">1) </text:span><text:span text:style-name="T170">bilan de l’analyse </text:span>; 2<text:span text:style-name="T68">) </text:span>réponse personnelle à la problématique ; <text:span text:style-name="T68">3) </text:span>ouverture si possible</text:p>
          </table:table-cell>
          <table:table-cell table:style-name="Tableau5.B1" office:value-type="string">
            <text:p text:style-name="P49">Bilan de l’analyse : Imprécise, ne parle pas de la façon de penser mais d’un impact</text:p>
            <text:p text:style-name="P48"><text:span text:style-name="T171">0.5</text:span>/1,5</text:p>
          </table:table-cell>
        </table:table-row>
      </table:table>
      <text:list xml:id="list145213629111122" text:continue-numbering="true" text:style-name="L6">
        <text:list-item>
          <text:p text:style-name="P78"><text:span text:style-name="T76">Ainsi, nous avons vu qu’Internet et les nouvelles technologies ont changé l’Homme, que ce soit au niveau de la lecture, des recherches ou même d’un point de v</text:span><text:span text:style-name="T77">ue</text:span><text:span text:style-name="T76"> cérébral</text:span><text:span text:style-name="T70">. </text:span><text:span text:style-name="T78">Cependant, ce n’est pas une raison pour considérer Internet comme une chose dangereuse en soi : seul ce que l’Homme en fait peut inquiéter. Il faut oser, pour un temps, débrancher les outils numériques qui clignotent et/ou vibrent et nous déconcentrent, réapprendre à ne faire qu’une tâche à la fois et à se concentrer de façon à éviter</text:span><text:span text:style-name="T79"> « </text:span><text:span text:style-name="T80">u</text:span><text:span text:style-name="Emphasis"><text:span text:style-name="T79">ne pensée pressée et distraite et </text:span></text:span><text:span text:style-name="Emphasis"><text:span text:style-name="T81">[…]</text:span></text:span><text:span text:style-name="Emphasis"><text:span text:style-name="T79"> un apprentissage superficiel </text:span></text:span><text:span text:style-name="Emphasis"><text:span text:style-name="T81">» (N. Carr)</text:span></text:span><text:span text:style-name="Emphasis"><text:span text:style-name="T82">. </text:span></text:span><text:span text:style-name="Emphasis"><text:span text:style-name="T83">Par ailleurs, après la course au progrès technique et technologique de ces dernières décennies, la question n’est plus de savoir si nous pouvons faire </text:span></text:span><text:soft-page-break/><text:span text:style-name="Emphasis"><text:span text:style-name="T83">telle ou telle chose, mais si nous pouvons en </text:span></text:span><text:span text:style-name="Emphasis"><text:span text:style-name="T84">contrôler</text:span></text:span><text:span text:style-name="Emphasis"><text:span text:style-name="T83"> les paramètres et les conséquences et, surtout, pourquoi nous les faisons.</text:span></text:span></text:p>
        </text:list-item>
      </text:list>
      <table:table table:name="Tableau6" table:style-name="Tableau6">
        <table:table-column table:style-name="Tableau6.A"/>
        <table:table-column table:style-name="Tableau6.B"/>
        <table:table-row>
          <table:table-cell table:style-name="Tableau6.A1" office:value-type="string">
            <text:p text:style-name="P3"><text:span text:style-name="T1">Conclusion </text:span>: <text:span text:style-name="T68">1) </text:span>bilan de l’analyse ; 2<text:span text:style-name="T68">) </text:span>réponse personnelle à la problématique ; <text:span text:style-name="T68">3) </text:span>ouverture si possible</text:p>
          </table:table-cell>
          <table:table-cell table:style-name="Tableau6.B1" office:value-type="string">
            <text:p text:style-name="P2"><text:span text:style-name="T171">1.5</text:span>/1,5</text:p>
          </table:table-cell>
        </table:table-row>
      </table:table>
      <text:h text:style-name="P73" text:outline-level="1"><text:span text:style-name="Emphasis"><text:span text:style-name="T27"/></text:span></text:h>
      <text:h text:style-name="P74" text:outline-level="1"><text:bookmark-start text:name="__RefHeading___Toc6310_154911201"/><text:span text:style-name="Emphasis"><text:span text:style-name="T27">Le développement</text:span></text:span><text:bookmark-end text:name="__RefHeading___Toc6310_154911201"/></text:h>
      <text:p text:style-name="P65"><text:span text:style-name="Emphasis"><text:span text:style-name="T97">6</text:span></text:span><text:span text:style-name="Emphasis"><text:span text:style-name="T95">.1</text:span></text:span><text:span text:style-name="Emphasis"><text:span text:style-name="T94"> </text:span></text:span><text:span text:style-name="Emphasis"><text:span text:style-name="T28">Comparez les deux </text:span></text:span><text:span text:style-name="Emphasis"><text:span text:style-name="T30">sous-parties</text:span></text:span><text:span text:style-name="Emphasis"><text:span text:style-name="T28"> suivant</text:span></text:span><text:span text:style-name="Emphasis"><text:span text:style-name="T30">e</text:span></text:span><text:span text:style-name="Emphasis"><text:span text:style-name="T28">s et dites </text:span></text:span><text:span text:style-name="Emphasis"><text:span text:style-name="T29">l</text:span></text:span><text:span text:style-name="Emphasis"><text:span text:style-name="T31">a</text:span></text:span><text:span text:style-name="Emphasis"><text:span text:style-name="T29">quel</text:span></text:span><text:span text:style-name="Emphasis"><text:span text:style-name="T31">le</text:span></text:span><text:span text:style-name="Emphasis"><text:span text:style-name="T29"> est meilleur</text:span></text:span><text:span text:style-name="Emphasis"><text:span text:style-name="T31">e</text:span></text:span><text:span text:style-name="Emphasis"><text:span text:style-name="T29"> et pour quelle·s raison·s – </text:span></text:span><text:span text:style-name="Emphasis"><text:span text:style-name="T35">pensez à citer les textes pour justifier votre avis.<text:line-break/><text:tab/>Par ailleurs,</text:span></text:span><text:span text:style-name="Emphasis"><text:span text:style-name="T29"> </text:span></text:span><text:span text:style-name="Emphasis"><text:span text:style-name="T32">si l’un </text:span></text:span><text:span text:style-name="Emphasis"><text:span text:style-name="T35">des deux textes</text:span></text:span><text:span text:style-name="Emphasis"><text:span text:style-name="T32"> est nettement meilleur </text:span></text:span><text:span text:style-name="Emphasis"><text:span text:style-name="T35">(une copie a eu 9/20, l’autre 14/20)</text:span></text:span><text:span text:style-name="Emphasis"><text:span text:style-name="T32">, </text:span></text:span><text:span text:style-name="Emphasis"><text:span text:style-name="T35">il</text:span></text:span><text:span text:style-name="Emphasis"><text:span text:style-name="T32"> contient cependant une imprécision </text:span></text:span><text:span text:style-name="Emphasis"><text:span text:style-name="T35">à la fin de l’avant-dernier paragraphe</text:span></text:span><text:span text:style-name="Emphasis"><text:span text:style-name="T32"> : trouvez-la </text:span></text:span><text:span text:style-name="Emphasis"><text:span text:style-name="T33">(</text:span></text:span><text:span text:style-name="Emphasis"><text:span text:style-name="T35">pour ce faire, </text:span></text:span><text:span text:style-name="Emphasis"><text:span text:style-name="T33">relisez </text:span></text:span><text:span text:style-name="Emphasis"><text:span text:style-name="T19">« Dans la réaction aux infos plutôt que dans l’analyse »</text:span></text:span><text:span text:style-name="Emphasis"><text:span text:style-name="T118"> du</text:span></text:span><text:span text:style-name="Emphasis"><text:span text:style-name="T33"> texte 3 du corpus initial)</text:span></text:span><text:span text:style-name="Emphasis"><text:span text:style-name="T32">.</text:span></text:span></text:p>
      <text:p text:style-name="P17"><text:span text:style-name="Emphasis"><text:span text:style-name="T127">Répondez dans les cases prévues à cet effet. Vous pouvez aussi </text:span></text:span><text:span text:style-name="Emphasis"><text:span text:style-name="T124">comment</text:span></text:span><text:span text:style-name="Emphasis"><text:span text:style-name="T125">er</text:span></text:span><text:span text:style-name="Emphasis"><text:span text:style-name="T124"> </text:span></text:span><text:span text:style-name="Emphasis"><text:span text:style-name="T125">direc</text:span></text:span><text:span text:style-name="Emphasis"><text:span text:style-name="T126">t</text:span></text:span><text:span text:style-name="Emphasis"><text:span text:style-name="T125">ement un passage </text:span></text:span><text:span text:style-name="Emphasis"><text:span text:style-name="T127">en le sélectionnant</text:span></text:span><text:span text:style-name="Emphasis"><text:span text:style-name="T125"> puis</text:span></text:span><text:span text:style-name="Emphasis"><text:span text:style-name="T124"> </text:span></text:span><text:span text:style-name="Emphasis"><text:span text:style-name="T127">en ouvrant une fenêtre de commentaire (</text:span></text:span><text:span text:style-name="Emphasis"><text:span text:style-name="T124">Ctrl-Alt-C</text:span></text:span><text:span text:style-name="Emphasis"><text:span text:style-name="T127">)</text:span></text:span><text:span text:style-name="Emphasis"><text:span text:style-name="T124">.</text:span></text:span></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18"/>
          </table:table-cell>
          <table:table-cell table:style-name="Tableau7.A1" office:value-type="string">
            <text:p text:style-name="P20">Textes</text:p>
          </table:table-cell>
          <table:table-cell table:style-name="Tableau7.A1" office:value-type="string">
            <text:p text:style-name="P19">Commentaire <text:span text:style-name="T85">général pour chacun des deux textes</text:span></text:p>
          </table:table-cell>
          <table:table-cell table:style-name="Tableau7.D1" office:value-type="string">
            <text:p text:style-name="P20">Quel est le meilleur texte ?</text:p>
          </table:table-cell>
        </table:table-row>
        <table:table-row>
          <table:table-cell table:style-name="Tableau7.A2" office:value-type="string">
            <text:p text:style-name="P18">Texte 1</text:p>
          </table:table-cell>
          <table:table-cell table:style-name="Tableau7.A2" office:value-type="string">
            <text:p text:style-name="P37"><text:span text:style-name="T92">3. </text:span><text:span text:style-name="T91">L’attention au cœur du problème</text:span></text:p>
            <text:p text:style-name="P22"><text:span text:style-name="T3">3.1. </text:span><text:span text:style-name="T1">Les effets du « survol » constant d’informations</text:span></text:p>
            <text:p text:style-name="P22">Contrairement à la lecture d’un livre physique, l’environnement du lecteur sur un ordinateur, une tablette ou un smartphone n’est pas passif et <text:span text:style-name="T129">est </text:span>inondé de distractions. Il en résulte une <text:span text:style-name="T86">consommation de l’information essentiellement distraite. Or ces distractions ont un effet néfaste sur notre capacité à enregistrer l’information. En effet, c’est l’attention que nous portons à ce que nous lisons qui détermine si nous nous en rappellerons ou non.</text:span></text:p>
            <text:p text:style-name="P23">En outre, Internet réduit notre capacité de concentration, simplement à cause du fait que nous sommes maintenant habitué<text:span text:style-name="T122">s</text:span> au multitasking. En effet, <text:span text:style-name="T87">l’homme est aujourd’hui à la recherche de facilité, d’instantanéité ce qui le conduit à accomplir plusieurs tâches en même temps. Or notre cerveau ne sait faire qu’une chose à la fois. De ce fait, en cas de multitasking, il doit ordonner les multiples petites tâches à faire pour les réaliser une par une. Cela prend plus de temps que de les réaliser l’une après l’autre</text:span><text:span text:style-name="T90">.</text:span><text:span text:style-name="T40"> Cela tend également à faire grimper le taux d’erreur.</text:span></text:p>
            <text:p text:style-name="P36">En résulte un réflexe inquiétant : l’habitude du multitasking que nous développons nous pousse à remettre à plus tard les tâches longues. Cette tendance à la procrastination peut aussi être due au caractère distrayant des stimul<text:span text:style-name="T122">us</text:span> que nous procurent nos objets high-tech.</text:p>
          </table:table-cell>
          <table:table-cell table:style-name="Tableau7.A2" office:value-type="string">
            <text:p text:style-name="P66">Les analyses sont assez longuement développées. Présence de connecteurs et de liaison logique. Les idées utilisées sont seulement celle du texte.</text:p>
          </table:table-cell>
          <table:table-cell table:style-name="Tableau7.D2" table:number-rows-spanned="2" office:value-type="string">
            <text:p text:style-name="P64">Le texte 1 est meilleur, car il est plus compact, les paragraphes sont plus développés</text:p>
          </table:table-cell>
        </table:table-row>
        <table:table-row>
          <table:table-cell table:style-name="Tableau7.A2" office:value-type="string">
            <text:p text:style-name="P18">Texte 2</text:p>
          </table:table-cell>
          <table:table-cell table:style-name="Tableau7.A2" office:value-type="string">
            <text:p text:style-name="P34">1. Apprentissage d’une nouvelle façon de lire</text:p>
            <text:p text:style-name="P28"><text:soft-page-break/>À force de lire <text:span text:style-name="T88">sur le Web, Nicholas Carr a distingué des changements dans sa capacité à lire un livre.</text:span></text:p>
            <text:p text:style-name="P24">1.1. Une manière moins linéaire</text:p>
            <text:p text:style-name="P29">Contrairement à un livre, l’environnement numérique nous pousse à piocher des passages ou des chapitres intéressants au lieu de nous inciter à lire un texte en entier. Il nous pousse à la lecture en diagonale, à une pensée pressée et distraite.</text:p>
            <text:p text:style-name="P24">1.2. Une lecture distraite</text:p>
            <text:p text:style-name="P30">Le réseau et les outils numériques favorisent des micro-interactions constantes et des mises à jour continues. Lorsqu’on lit un livre, il y a moyen de s’isoler alors que sur Internet, il y a toujours des notifications ou des mises à jour.</text:p>
            <text:p text:style-name="P25">1.3. Un changement de culture</text:p>
            <text:p text:style-name="P30">Le passage à l’électronique augmente le livre, c’est un développement, pas une régression. Le Web nous change définitivement. Ce changement, comme ceux qui ont eu lieu avant dans l’histoire de l’humanité, nous finirons par l’accepter. Du fait que nos cerveaux sont plastiques, nous nous adapterons et évoluerons. Carr est réaliste sur le fait qu’Internet pourrait étouffer la pensée écrite jusqu’à la faire disparaître, ce qui serait regrettable.</text:p>
            <text:p text:style-name="P35">2. TIC et multitasking</text:p>
            <text:p text:style-name="P31">À <text:span text:style-name="T93">cause des distractions évoquées plus haut, nous avons tendance à faire deux choses en même temps. Selon plusieurs spécialistes, il s’agit d’une habitude nocive.</text:span></text:p>
            <text:p text:style-name="P26">2.1 Baisse de l’attention et de la concentration</text:p>
            <text:p text:style-name="P32">Lorsque nous essayons de faire deux choses en même temps, notre attention portée à chacune des deux diminue et nous négligeons les deux activités. De plus, notre cerveau ne peut véritablement faire qu’une seule chose à la fois et se déconcentre à cause du multitasking.</text:p>
            <text:p text:style-name="P27">2.2 Perte d’efficacité et baisse de la qualité du travail</text:p>
            <text:p text:style-name="P33">Lorsque les gens tentent d’être multitâches, il est démontré que le taux d’erreur grimpe et que les travaux effectués nous prennent plus de temps au final.</text:p>
            <text:p text:style-name="P33">Le travail est de plus bâclé. Faire du multitasking ne nous rend pas plus doués pour le multitâche : cela signifie faire plusieurs choses moins bien.</text:p>
          </table:table-cell>
          <table:table-cell table:style-name="Tableau7.A2" office:value-type="string">
            <text:p text:style-name="P66">Texte trop imprécis, donc peu claire. Il manque parfois des <text:soft-page-break/>transitions permettant de comprendre les relations entre les différentes idées.</text:p>
            <text:p text:style-name="P66">Il manque des idées. </text:p>
            <text:p text:style-name="P66">Les différents textes du corpus ne sont pas tous traités au sein d’une même partie.</text:p>
          </table:table-cell>
          <table:covered-table-cell table:style-name="Tableau7.D2"/>
        </table:table-row>
      </table:table>
      <text:p text:style-name="P15"><text:soft-page-break/><text:span text:style-name="Emphasis"><text:span text:style-name="T98"/></text:span></text:p>
      <text:p text:style-name="P15"><text:span text:style-name="Emphasis"><text:span text:style-name="T96">6.2</text:span></text:span><text:span text:style-name="Emphasis"><text:span text:style-name="T94"> </text:span></text:span><text:span text:style-name="Emphasis"><text:span text:style-name="T19">Analysez </text:span></text:span><text:span text:style-name="Emphasis"><text:span text:style-name="T34">la</text:span></text:span><text:span text:style-name="Emphasis"><text:span text:style-name="T28"> </text:span></text:span><text:span text:style-name="Emphasis"><text:span text:style-name="T30">sous-partie</text:span></text:span><text:span text:style-name="Emphasis"><text:span text:style-name="T28"> suivant</text:span></text:span><text:span text:style-name="Emphasis"><text:span text:style-name="T30">e</text:span></text:span><text:span text:style-name="Emphasis"><text:span text:style-name="T28"> </text:span></text:span><text:span text:style-name="Emphasis"><text:span text:style-name="T34">(extraite d’une copie qui a obtenu 7/20) : expliquez ce qui ne va pas en général – deux problèmes. De plus, </text:span></text:span><text:span text:style-name="Emphasis"><text:span text:style-name="T38">dites à quelle critique précise correspond chaque couleur de surlignement.</text:span></text:span></text:p>
      <text:p text:style-name="P16"><text:span text:style-name="Emphasis"><text:span text:style-name="T127">Répondez dans les cases prévues à cet effet. Vous pouvez aussi </text:span></text:span><text:span text:style-name="Emphasis"><text:span text:style-name="T124">comment</text:span></text:span><text:span text:style-name="Emphasis"><text:span text:style-name="T125">er</text:span></text:span><text:span text:style-name="Emphasis"><text:span text:style-name="T124"> </text:span></text:span><text:span text:style-name="Emphasis"><text:span text:style-name="T125">direc</text:span></text:span><text:span text:style-name="Emphasis"><text:span text:style-name="T126">t</text:span></text:span><text:span text:style-name="Emphasis"><text:span text:style-name="T125">ement un passage </text:span></text:span><text:span text:style-name="Emphasis"><text:span text:style-name="T127">en le sélectionnant</text:span></text:span><text:span text:style-name="Emphasis"><text:span text:style-name="T125"> puis</text:span></text:span><text:span text:style-name="Emphasis"><text:span text:style-name="T124"> </text:span></text:span><text:span text:style-name="Emphasis"><text:span text:style-name="T127">en ouvrant une fenêtre de commentaire (</text:span></text:span><text:span text:style-name="Emphasis"><text:span text:style-name="T124">Ctrl-Alt-C</text:span></text:span><text:span text:style-name="Emphasis"><text:span text:style-name="T127">)</text:span></text:span><text:span text:style-name="Emphasis"><text:span text:style-name="T124">.</text:span></text:span></text:p>
      <table:table table:name="Tableau8" table:style-name="Tableau8">
        <table:table-column table:style-name="Tableau8.A"/>
        <table:table-column table:style-name="Tableau8.B"/>
        <table:table-column table:style-name="Tableau8.C"/>
        <table:table-row>
          <table:table-cell table:style-name="Tableau8.A1" office:value-type="string">
            <text:p text:style-name="P18"/>
          </table:table-cell>
          <table:table-cell table:style-name="Tableau8.A1" office:value-type="string">
            <text:p text:style-name="P20">Textes</text:p>
          </table:table-cell>
          <table:table-cell table:style-name="Tableau8.C1" office:value-type="string">
            <text:p text:style-name="P19">Commentaire <text:span text:style-name="T85">général pour ce texte</text:span></text:p>
          </table:table-cell>
        </table:table-row>
        <table:table-row>
          <table:table-cell table:style-name="Tableau8.A2" office:value-type="string">
            <text:p text:style-name="P21">Texte <text:span text:style-name="T123">3</text:span></text:p>
          </table:table-cell>
          <table:table-cell table:style-name="Tableau8.A2" office:value-type="string">
            <text:p text:style-name="P39"><text:span text:style-name="T119">L’Internet change notre culture et il n’est ni possible ni souhaitable de faire reculer une technologi</text:span><text:span text:style-name="T120">e. Le</text:span> passage à l’électronique « augmente » le livre. Cela signifie qu’il favorise des accès partiels à celui-ci. Ce n’est pas une régression, c’est une nouvelle manière de lire qui va dans le sens du multitasking. On ne consulte pas les livres électroniques de la même façon que les livres traditionnels : on pioche plus facilement des passages au lieu d’avoir une lecture<text:span text:style-name="T128"> linéaire.<text:tab/><text:tab/></text:span></text:p>
            <text:p text:style-name="P39"><text:span text:style-name="T128">L’internet,</text:span> bien que récent, est comparable à d’autres technologies intellectuelles qui ont façonné notre cultur<text:span text:style-name="T120">e. Le</text:span>s inquiétudes que nous avons aujourd’hui, les Grecs anciens les avaient face à l’écriture. Il en a été de même pour l’imprimerie : <text:span text:style-name="T121">elle a permis d’alphabétiser les gens grâce à l’augmentation du nombre de livres, à l’enrichissement de leur contenu et elle a développé la capacité des lecteurs à se concentrer.</text:span></text:p>
            <text:p text:style-name="P38">Toute<text:span text:style-name="T99">s</text:span> les technologies apportent et retirent quelque chose. Peut-être Internet aide-t-il à développer de nouveaux esprits pouvant traiter et évaluer l’information.</text:p>
          </table:table-cell>
          <table:table-cell table:style-name="Tableau8.C2" office:value-type="currency" office:currency="EUR" office:value="0">
            <text:p text:style-name="Table_20_Contents"><text:s/><text:span text:style-name="T172">En jaune = </text:span><text:span text:style-name="T173">Donne son avis et ce n’est pas forcément vrai.</text:span></text:p>
            <text:p text:style-name="P81">En bleu = Manque de connecteurs</text:p>
            <text:p text:style-name="P81">En marron = Manque une phrase de transitions</text:p>
            <text:p text:style-name="P82">En rose = Manque un lien avec le sujet sinon c’est hors sujet .</text:p>
          </table:table-cell>
        </table:table-row>
      </table:table>
      <text:p text:style-name="P15"><text:span text:style-name="Emphasis"><text:span text:style-name="T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DejaVu Sans3" svg:font-family="'DejaVu Sans'" style:font-adornments="Normal" style:font-family-generic="swis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orphans="2" fo:widows="2" fo:text-indent="1.401cm" style:auto-text-indent="false" style:page-number="auto"/>
      <style:text-properties style:font-name="DejaVu Sans1" fo:font-family="'DejaVu Sans'" style:font-style-name="Book" style:font-family-generic="swiss" style:font-pitch="variable" fo:font-size="12pt" style:font-size-asian="10.5pt"/>
    </style:style>
    <style:style style:name="Heading" style:family="paragraph" style:parent-style-name="Standard" style:next-style-name="Text_20_body" style:class="text" style:master-page-name="">
      <style:paragraph-properties fo:margin-left="0cm" fo:margin-right="0cm" fo:margin-top="0cm" fo:margin-bottom="0.199cm" style:contextual-spacing="false" fo:text-align="center" style:justify-single-word="false" fo:text-indent="0cm" style:auto-text-indent="false" style:page-number="auto" fo:keep-with-next="always"/>
      <style:text-properties fo:color="#003300" loext:opacity="100%" style:font-name="DejaVu Sans2" fo:font-family="'DejaVu Sans'" style:font-style-name="Gras" style:font-family-generic="swiss" style:font-pitch="variable" fo:font-size="26pt" fo:font-style="normal" fo:font-weight="bold" style:font-name-asian="WenQuanYi Zen Hei" style:font-family-asian="'WenQuanYi Zen Hei'" style:font-family-generic-asian="system" style:font-pitch-asian="variable" style:font-size-asian="14pt" style:font-weight-asian="normal"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orphans="2" fo:widows="2" fo:text-indent="1.401cm" style:auto-text-indent="false" style:page-number="auto"/>
      <style:text-properties style:font-name="DejaVu Sans1" fo:font-family="'DejaVu Sans'" style:font-style-name="Book" style:font-family-generic="swiss" style:font-pitch="variable" fo:font-size="12pt" style:font-size-asian="10.5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9cm" style:contextual-spacing="false" fo:text-align="justify" style:justify-single-word="false" fo:text-indent="0cm" style:auto-text-indent="false"/>
      <style:text-properties fo:color="#006600" loext:opacity="100%" style:font-name="DejaVu Sans2" fo:font-family="'DejaVu Sans'" style:font-style-name="Gras" style:font-family-generic="swiss" style:font-pitch="variable" fo:font-size="16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color="#0000cc" loext:opacity="100%"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9cm" style:contextual-spacing="false" fo:text-align="justify" style:justify-single-word="false" fo:text-indent="1cm" style:auto-text-indent="false" style:page-number="auto"/>
      <style:text-properties fo:color="#0000ff" loext:opacity="100%" fo:font-size="14pt" fo:font-weight="bold" style:font-size-asian="14pt" style:font-weight-asian="normal" style:font-size-complex="14pt" style:font-weight-complex="600"/>
    </style:style>
    <style:style style:name="Quotations" style:family="paragraph" style:parent-style-name="Standard" style:class="html" style:master-page-name="">
      <style:paragraph-properties fo:margin-left="0cm" fo:margin-right="0cm" fo:margin-top="0.4cm" fo:margin-bottom="0.199cm" style:contextual-spacing="false" fo:text-indent="1.401cm" style:auto-text-indent="false" style:page-number="auto"/>
      <style:text-properties fo:color="#0000cc" loext:opacity="100%" fo:font-size="12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0pt" style:font-size-asian="10.5pt"/>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199cm" style:contextual-spacing="false" fo:text-indent="0cm" style:auto-text-indent="false" style:page-number="auto"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rame_20_contents" style:display-name="Frame contents" style:family="paragraph" style:parent-style-name="Standard" style:class="extra" style:master-page-name="">
      <style:paragraph-properties fo:margin-left="0cm" fo:margin-right="0cm" fo:margin-top="0.499cm" fo:margin-bottom="0cm" style:contextual-spacing="false" fo:text-indent="1.251cm" style:auto-text-indent="false" style:page-number="auto"/>
      <style:text-properties fo:color="#0000ff" loext:opacity="100%"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199cm" fo:margin-bottom="0.199cm" style:contextual-spacing="false" fo:text-indent="0cm"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text-properties fo:color="#006600" loext:opacity="100%" fo:font-size="11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07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7"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7P0"/>
    </number:currency-style>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cm" style:auto-text-indent="false"/>
      <style:text-properties fo:font-size="10pt" style:font-size-asian="10pt" style:font-size-complex="10pt"/>
    </style:style>
    <style:page-layout style:name="Mpm1">
      <style:page-layout-properties fo:page-width="21.001cm" fo:page-height="29.7cm" style:num-format="1" style:print-orientation="portrait" fo:margin-top="1.401cm" fo:margin-bottom="1.40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25T19:29:27.938814678</meta:creation-date>
    <meta:editing-duration>P1DT4H55M11S</meta:editing-duration>
    <meta:editing-cycles>144</meta:editing-cycles>
    <meta:generator>LibreOffice/7.4.4.2$Linux_X86_64 LibreOffice_project/40$Build-2</meta:generator>
    <dc:title>cours</dc:title>
    <dc:date>2023-01-23T14:52:11.915107420</dc:date>
    <meta:document-statistic meta:table-count="8" meta:image-count="1" meta:object-count="0" meta:page-count="10" meta:paragraph-count="112" meta:word-count="2671" meta:character-count="16205" meta:non-whitespace-character-count="13616"/>
    <meta:template xlink:type="simple" xlink:actuate="onRequest" xlink:title="cours" xlink:href="../../../../../../../../../tmp/mozilla_cpaterli0/.config/libreoffice/4/user/template/cours1.ott" meta:date="2016-06-25T19:29:26.547550710"/>
  </office:meta>
</office:document-meta>
</file>